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ula1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5.987cm"/>
    </style:style>
    <style:style style:name="Taula1.B" style:family="table-column">
      <style:table-column-properties style:column-width="7.001cm"/>
    </style:style>
    <style:style style:name="Taula1.D" style:family="table-column">
      <style:table-column-properties style:column-width="3cm"/>
    </style:style>
    <style:style style:name="Taula1.E" style:family="table-column">
      <style:table-column-properties style:column-width="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b3b3b3" fo:padding="0.097cm" fo:border="0.05pt solid #000000" style:writing-mode="lr-tb">
        <style:background-image/>
      </style:table-cell-properties>
    </style:style>
    <style:style style:name="Taula1.A2" style:family="table-cell">
      <style:table-cell-properties style:vertical-align="top" fo:background-color="#b3b3b3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2" style:family="table-cell">
      <style:table-cell-properties style:vertical-align="top" fo:background-color="#c0c0c0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1.A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6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6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7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7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ula1.A8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B8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C8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D8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E8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F8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G8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ula1.H8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paragraph-rsid="006a49ed" style:font-name-asian="Arial" style:font-size-asian="9pt" style:font-weight-asian="normal" style:font-name-complex="Calibri" style:font-weight-complex="normal"/>
    </style:style>
    <style:style style:name="P10" style:family="paragraph" style:parent-style-name="Standard">
      <style:paragraph-properties style:line-height-at-least="0.353cm" fo:orphans="2" fo:widows="2" style:snap-to-layout-grid="false"/>
      <style:text-properties fo:color="#000000" style:font-name="Calibri" fo:font-size="9pt" fo:language="ca" fo:country="ES" fo:font-weight="normal" officeooo:paragraph-rsid="006c7891" style:font-name-asian="Arial" style:font-size-asian="9pt" style:font-weight-asian="normal" style:font-name-complex="Calibri" style:font-weight-complex="normal"/>
    </style:style>
    <style:style style:name="P11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12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13" style:family="paragraph" style:parent-style-name="Standard">
      <style:text-properties fo:color="#000000" style:font-name="Calibri" fo:font-size="9pt" fo:language="ca" fo:country="ES" fo:font-weight="normal" officeooo: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4" style:family="paragraph" style:parent-style-name="Standard"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5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8pt" fo:language="ca" fo:country="ES" fo:font-weight="normal" officeooo:paragraph-rsid="0068f519" style:font-name-asian="Arial" style:font-size-asian="8pt" style:font-weight-asian="normal" style:font-name-complex="Calibri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6282b9"/>
    </style:style>
    <style:style style:name="P17" style:family="paragraph" style:parent-style-name="Standard">
      <style:text-properties fo:font-size="8pt" fo:language="ca" fo:country="ES" officeooo:rsid="0048d237" style:font-size-asian="8pt" style:font-size-complex="8pt"/>
    </style:style>
    <style:style style:name="P18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6c7891" style:font-size-asian="9pt" style:font-name-complex="Calibri" style:font-size-complex="9pt"/>
    </style:style>
    <style:style style:name="P19" style:family="paragraph" style:parent-style-name="Text_20_body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size-complex="9pt" style:font-weight-complex="normal"/>
    </style:style>
    <style:style style:name="P20" style:family="paragraph" style:parent-style-name="_31__20_cabecera">
      <style:paragraph-properties fo:margin-top="0cm" fo:margin-bottom="0cm" loext:contextual-spacing="false" style:line-height-at-least="0.353cm" fo:text-align="center" style:justify-single-word="false"/>
      <style:text-properties fo:color="#ffffff" style:font-name="Calibri" fo:font-size="12pt" fo:language="es" fo:country="ES" fo:font-weight="normal" officeooo:rsid="0054360d" officeooo:paragraph-rsid="0077f04f" style:letter-kerning="true" style:font-name-asian="SimSun1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21" style:family="paragraph" style:parent-style-name="_31__20_cabecera">
      <style:text-properties fo:color="#ffffff" style:font-name="Calibri" fo:font-size="12pt" fo:language="es" fo:country="ES" officeooo:rsid="0054360d" officeooo:paragraph-rsid="005da195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2" style:family="paragraph" style:parent-style-name="_31__20_cabecera">
      <style:text-properties officeooo:rsid="0054360d" officeooo:paragraph-rsid="005da195"/>
    </style:style>
    <style:style style:name="P23" style:family="paragraph" style:parent-style-name="_31__20_cabecera">
      <style:text-properties fo:font-weight="normal" officeooo:rsid="00799d30" officeooo:paragraph-rsid="00799d30" style:font-weight-asian="normal" style:font-weight-complex="normal"/>
    </style:style>
    <style:style style:name="P24" style:family="paragraph" style:parent-style-name="_33__20_competencias">
      <style:text-properties officeooo:paragraph-rsid="006bff55"/>
    </style:style>
    <style:style style:name="P25" style:family="paragraph" style:parent-style-name="_33__20_gris">
      <style:text-properties officeooo:rsid="0054360d" officeooo:paragraph-rsid="0054360d"/>
    </style:style>
    <style:style style:name="P26" style:family="paragraph" style:parent-style-name="_33__20_gris">
      <style:text-properties style:font-name="Calibri" fo:font-size="9pt" fo:language="ca" fo:country="ES" fo:font-weight="bold" officeooo:rsid="0047fe6d" officeooo:paragraph-rsid="0047fe6d" style:letter-kerning="true" style:font-name-asian="SimSun1" style:font-size-asian="9pt" style:language-asian="zh" style:country-asian="CN" style:font-weight-asian="bold" style:font-name-complex="Calibri" style:font-size-complex="9pt" style:language-complex="hi" style:country-complex="IN" style:font-weight-complex="bold"/>
    </style:style>
    <style:style style:name="P27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5c780" officeooo:paragraph-rsid="0047fe6d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28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29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0.363cm"/>
        </style:tab-stops>
      </style:paragraph-properties>
      <style:text-properties fo:color="#000000" style:font-name="Calibri" fo:font-size="9pt" fo:language="ca" fo:country="ES" fo:font-weight="normal" officeooo:rsid="00739399" officeooo:paragraph-rsid="00802454" style:font-size-asian="9pt" style:font-weight-asian="normal" style:font-name-complex="Calibri" style:font-weight-complex="normal"/>
    </style:style>
    <style:style style:name="P30" style:family="paragraph" style:parent-style-name="Standard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5c780" officeooo:paragraph-rsid="008240a2" style:font-name-asian="Arial" style:font-size-asian="9pt" style:font-weight-asian="normal" style:font-name-complex="Calibri" style:font-size-complex="9pt" style:font-weight-complex="normal"/>
    </style:style>
    <style:style style:name="P31" style:family="paragraph" style:parent-style-name="Standard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32" style:family="paragraph" style:parent-style-name="Standard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5c780" officeooo:paragraph-rsid="0075c780" style:font-name-asian="Arial" style:font-size-asian="9pt" style:font-weight-asian="normal" style:font-name-complex="Calibri" style:font-weight-complex="normal"/>
    </style:style>
    <style:style style:name="P33" style:family="paragraph" style:parent-style-name="Standard">
      <style:paragraph-properties fo:line-height="110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836d22" style:font-name-asian="Arial" style:font-size-asian="9pt" style:font-weight-asian="normal" style:font-name-complex="Calibri" style:font-weight-complex="normal"/>
    </style:style>
    <style:style style:name="P34" style:family="paragraph" style:parent-style-name="Standard">
      <style:paragraph-properties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35" style:family="paragraph" style:parent-style-name="Standard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75c780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fo:color="#000000" style:font-name="Calibri" fo:font-size="9pt" fo:language="ca" fo:country="ES" style:font-size-asian="9pt" style:font-name-complex="Calibri" style:font-size-complex="9pt"/>
    </style:style>
    <style:style style:name="P37" style:family="paragraph" style:parent-style-name="Standard">
      <style:text-properties fo:color="#000000" style:font-name="Calibri" fo:font-size="9pt" fo:language="ca" fo:country="ES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38" style:family="paragraph" style:parent-style-name="Standard">
      <style:text-properties fo:color="#000000" style:font-name="Calibri" fo:font-size="9pt" fo:language="ca" fo:country="ES" officeooo:rsid="00743ae2" officeooo:paragraph-rsid="0075c780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39" style:family="paragraph" style:parent-style-name="Standard">
      <style:paragraph-properties style:line-height-at-least="0.353cm" fo:text-align="start" style:justify-single-word="false" fo:orphans="2" fo:widows="2" fo:hyphenation-ladder-count="no-limit" style:snap-to-layout-grid="false"/>
      <style:text-properties fo:color="#000000" style:font-name="Calibri" fo:font-size="9pt" fo:language="ca" fo:country="ES" officeooo:rsid="008240a2" officeooo:paragraph-rsid="008240a2" style:font-name-asian="Times New Roman" style:font-size-asian="9pt" style:language-asian="es" style:country-asian="ES" style:font-name-complex="Calibri" style:font-size-complex="9pt" style:language-complex="ar" style:country-complex="SA" fo:hyphenate="tru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style:snap-to-layout-grid="false"/>
      <style:text-properties style:font-name="Calibri" fo:font-size="9pt" fo:language="ca" fo:country="ES" officeooo:rsid="00739399" officeooo:paragraph-rsid="00802454" style:font-size-asian="9pt" style:font-name-complex="Calibri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9pt" fo:language="ca" fo:country="ES" style:font-size-asian="9pt" style:font-name-complex="Calibri" style:font-size-complex="9pt"/>
    </style:style>
    <style:style style:name="P42" style:family="paragraph" style:parent-style-name="Standard">
      <style:paragraph-properties style:line-height-at-least="0.353cm" fo:text-align="start" style:justify-single-word="false" style:snap-to-layout-grid="false"/>
      <style:text-properties style:font-name="Calibri" fo:font-size="9pt" fo:language="ca" fo:country="ES" officeooo:paragraph-rsid="008240a2" style:font-size-asian="9pt" style:font-name-complex="Calibri" style:font-size-complex="9pt"/>
    </style:style>
    <style:style style:name="P43" style:family="paragraph" style:parent-style-name="Standard">
      <style:paragraph-properties style:line-height-at-least="0.353cm" fo:text-align="start" style:justify-single-word="false"/>
      <style:text-properties style:font-name="Calibri" fo:font-size="9pt" fo:language="ca" fo:country="ES" officeooo:paragraph-rsid="008240a2" style:font-name-asian="Calibri" style:font-size-asian="9pt" style:font-name-complex="Calibri" style:font-size-complex="9pt"/>
    </style:style>
    <style:style style:name="P44" style:family="paragraph" style:parent-style-name="Standard">
      <style:paragraph-properties style:line-height-at-least="0.176cm" fo:text-align="justify" style:justify-single-word="false" style:snap-to-layout-grid="false">
        <style:tab-stops>
          <style:tab-stop style:position="0.363cm"/>
        </style:tab-stops>
      </style:paragraph-properties>
      <style:text-properties fo:font-weight="normal" officeooo:rsid="00739399" officeooo:paragraph-rsid="00802454" style:font-weight-asian="normal" style:font-weight-complex="norm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9pt" fo:language="ca" fo:country="ES" officeooo:paragraph-rsid="00844a7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46" style:family="paragraph" style:parent-style-name="Standard">
      <style:paragraph-properties fo:line-height="115%" fo:text-align="justify" style:justify-single-word="false" fo:orphans="2" fo:widows="2" style:snap-to-layout-grid="false"/>
      <style:text-properties officeooo:paragraph-rsid="00844a73"/>
    </style:style>
    <style:style style:name="P47" style:family="paragraph" style:parent-style-name="Standard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240a2" style:font-name-asian="Arial" style:font-size-asian="9pt" style:font-weight-asian="normal" style:font-name-complex="Calibri" style:font-size-complex="9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50" style:family="paragraph" style:parent-style-name="Standard">
      <style:paragraph-properties fo:margin-top="0cm" fo:margin-bottom="0.101cm" loext:contextual-spacing="false" fo:text-align="justify" style:justify-single-word="false" style:snap-to-layout-grid="false"/>
      <style:text-properties style:use-window-font-color="true" style:font-name="Calibri" fo:font-size="9pt" fo:language="ca" fo:country="ES" officeooo:paragraph-rsid="00802454" style:font-size-asian="9pt" style:font-name-complex="Calibri" style:font-size-complex="9pt"/>
    </style:style>
    <style:style style:name="P51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de0b" style:font-size-asian="9pt" style:font-weight-asian="normal" style:font-name-complex="Calibri" style:font-weight-complex="normal"/>
    </style:style>
    <style:style style:name="P52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de0b" style:font-size-asian="9pt" style:font-weight-asian="normal" style:font-name-complex="Calibri" style:font-size-complex="9pt" style:font-weight-complex="normal"/>
    </style:style>
    <style:style style:name="P53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80de0b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54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55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fo:font-weight="normal" officeooo:rsid="008240a2" officeooo:paragraph-rsid="008240a2" style:font-name-asian="Arial" style:font-size-asian="9pt" style:font-weight-asian="normal" style:font-name-complex="Calibri" style:font-size-complex="9pt" style:font-weight-complex="normal"/>
    </style:style>
    <style:style style:name="P56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802454" style:font-size-asian="9pt" style:font-name-complex="Calibri" style:font-size-complex="9pt"/>
    </style:style>
    <style:style style:name="P57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80de0b" style:font-size-asian="9pt" style:font-name-complex="Calibri" style:font-size-complex="9pt"/>
    </style:style>
    <style:style style:name="P58" style:family="paragraph" style:parent-style-name="Table_20_Contents">
      <style:paragraph-properties fo:text-align="justify" style:justify-single-word="false" style:snap-to-layout-grid="false"/>
      <style:text-properties fo:color="#000000" style:font-name="Calibri" fo:font-size="9pt" fo:language="ca" fo:country="ES" officeooo:paragraph-rsid="00836d22" style:font-size-asian="9pt" style:font-name-complex="Calibri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fo:color="#000000" style:font-name="Calibri" fo:font-size="9pt" fo:language="ca" fo:country="ES" officeooo:paragraph-rsid="00802454" style:font-size-asian="9pt" style:font-name-complex="Calibri" style:font-size-complex="9pt"/>
    </style:style>
    <style:style style:name="P60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rsid="008240a2" officeooo:paragraph-rsid="008240a2" style:font-size-asian="9pt" style:font-name-complex="Calibri" style:font-size-complex="9pt"/>
    </style:style>
    <style:style style:name="P61" style:family="paragraph" style:parent-style-name="Table_20_Contents">
      <style:paragraph-properties style:line-height-at-least="0.353cm" fo:text-align="start" style:justify-single-word="false" style:snap-to-layout-grid="false"/>
      <style:text-properties fo:color="#000000" style:font-name="Calibri" fo:font-size="9pt" fo:language="ca" fo:country="ES" officeooo:rsid="008240a2" officeooo:paragraph-rsid="008240a2" style:font-size-asian="9pt" style:font-name-complex="Calibri" style:font-size-complex="9pt"/>
    </style:style>
    <style:style style:name="P62" style:family="paragraph" style:parent-style-name="Table_20_Content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836d22" style:font-size-asian="9pt" style:font-name-complex="Calibri" style:font-size-complex="9pt"/>
    </style:style>
    <style:style style:name="P63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size="9pt" fo:language="ca" fo:country="ES" fo:font-weight="bold" officeooo:paragraph-rsid="00802454" style:font-name-asian="Lucida Sans Unicode" style:font-size-asian="9pt" style:font-weight-asian="bold" style:font-name-complex="Calibri" style:font-size-complex="16pt" style:font-weight-complex="bold"/>
    </style:style>
    <style:style style:name="P64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size="9pt" fo:language="ca" fo:country="ES" fo:font-weight="bold" officeooo:paragraph-rsid="00802454" style:font-name-asian="Lucida Sans Unicode" style:font-size-asian="9pt" style:font-weight-asian="bold" style:font-name-complex="Calibri" style:font-size-complex="9pt" style:font-weight-complex="bold"/>
    </style:style>
    <style:style style:name="P65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size="9pt" fo:language="ca" fo:country="ES" fo:font-weight="bold" officeooo:paragraph-rsid="0086a44b" style:font-size-asian="9pt" style:font-weight-asian="bold" style:font-name-complex="Calibri" style:font-size-complex="9pt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officeooo:paragraph-rsid="00802454"/>
    </style:style>
    <style:style style:name="P67" style:family="paragraph" style:parent-style-name="Table_20_Contents">
      <style:paragraph-properties fo:text-align="justify" style:justify-single-word="false"/>
      <style:text-properties style:font-name="Calibri" fo:font-size="9pt" fo:language="ca" fo:country="ES" officeooo:paragraph-rsid="00802454" style:font-size-asian="9pt" style:font-name-complex="Calibri" style:font-size-complex="9pt"/>
    </style:style>
    <style:style style:name="P68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80de0b" style:font-size-asian="9pt" style:font-name-complex="Calibri" style:font-size-complex="9pt"/>
    </style:style>
    <style:style style:name="P69" style:family="paragraph" style:parent-style-name="Table_20_Contents">
      <style:paragraph-properties fo:text-align="justify" style:justify-single-word="false"/>
      <style:text-properties style:font-name="Calibri" fo:font-size="9pt" fo:language="ca" fo:country="ES" officeooo:paragraph-rsid="0080de0b" style:font-size-asian="9pt" style:font-name-complex="Calibri" style:font-size-complex="9pt"/>
    </style:style>
    <style:style style:name="P70" style:family="paragraph" style:parent-style-name="Table_20_Contents">
      <style:paragraph-properties style:line-height-at-least="0.353cm" fo:text-align="start" style:justify-single-word="false"/>
      <style:text-properties style:font-name="Calibri" fo:font-size="9pt" fo:language="ca" fo:country="ES" officeooo:paragraph-rsid="008240a2" style:font-size-asian="9pt" style:font-name-complex="Calibri" style:font-size-complex="9pt"/>
    </style:style>
    <style:style style:name="P71" style:family="paragraph" style:parent-style-name="Table_20_Contents">
      <style:paragraph-properties style:line-height-at-least="0.353cm" fo:text-align="start" style:justify-single-word="false" style:snap-to-layout-grid="false"/>
      <style:text-properties style:font-name="Calibri" fo:font-size="9pt" fo:language="ca" fo:country="ES" officeooo:paragraph-rsid="008240a2" style:font-size-asian="9pt" style:font-name-complex="Calibri" style:font-size-complex="9pt"/>
    </style:style>
    <style:style style:name="P72" style:family="paragraph" style:parent-style-name="Table_20_Contents">
      <style:paragraph-properties style:line-height-at-least="0.353cm" fo:text-align="justify" style:justify-single-word="false"/>
      <style:text-properties style:font-name="Calibri" fo:font-size="9pt" fo:language="ca" fo:country="ES" officeooo:paragraph-rsid="00836d22" style:font-size-asian="9pt" style:font-name-complex="Calibri" style:font-size-complex="9pt"/>
    </style:style>
    <style:style style:name="P73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rsid="008240a2" officeooo:paragraph-rsid="008240a2" style:font-size-asian="9pt" style:font-name-complex="Calibri" style:font-size-complex="9pt"/>
    </style:style>
    <style:style style:name="P74" style:family="paragraph" style:parent-style-name="Table_20_Contents">
      <style:paragraph-properties style:line-height-at-least="0.353cm" fo:text-align="start" style:justify-single-word="false" style:snap-to-layout-grid="false"/>
      <style:text-properties style:font-name="Calibri" fo:font-size="9pt" fo:language="ca" fo:country="ES" officeooo:rsid="008240a2" officeooo:paragraph-rsid="008240a2" style:font-size-asian="9pt" style:font-name-complex="Calibri" style:font-size-complex="9pt"/>
    </style:style>
    <style:style style:name="P75" style:family="paragraph" style:parent-style-name="Table_20_Contents">
      <style:paragraph-properties fo:text-align="justify" style:justify-single-word="false" style:snap-to-layout-grid="false"/>
      <style:text-properties style:use-window-font-color="true" style:font-name="Calibri" fo:font-size="9pt" fo:language="ca" fo:country="ES" officeooo:paragraph-rsid="00844a7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alibri" fo:font-size="9pt" fo:language="ca" fo:country="ES" officeooo:paragraph-rsid="00844a73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77" style:family="paragraph" style:parent-style-name="Table_20_Contents">
      <style:paragraph-properties fo:margin-top="0cm" fo:margin-bottom="0.101cm" loext:contextual-spacing="false" fo:text-align="justify" style:justify-single-word="false" style:snap-to-layout-grid="false"/>
      <style:text-properties style:use-window-font-color="true" style:font-name="Calibri" fo:font-size="9pt" fo:language="ca" fo:country="ES" officeooo:paragraph-rsid="00802454" style:font-size-asian="9pt" style:font-name-complex="Calibri" style:font-size-complex="9pt"/>
    </style:style>
    <style:style style:name="P78" style:family="paragraph" style:parent-style-name="Table_20_Contents">
      <style:paragraph-properties fo:margin-top="0cm" fo:margin-bottom="0.101cm" loext:contextual-spacing="false" fo:text-align="justify" style:justify-single-word="false"/>
      <style:text-properties style:use-window-font-color="true" style:font-name="Calibri" fo:font-size="9pt" fo:language="ca" fo:country="ES" officeooo:paragraph-rsid="00802454" style:font-size-asian="9pt" style:font-name-complex="Calibri" style:font-size-complex="9pt"/>
    </style:style>
    <style:style style:name="P79" style:family="paragraph" style:parent-style-name="Table_20_Contents">
      <style:paragraph-properties fo:margin-top="0cm" fo:margin-bottom="0.101cm" loext:contextual-spacing="false" fo:text-align="justify" style:justify-single-word="false" style:snap-to-layout-grid="false"/>
      <style:text-properties style:use-window-font-color="true" officeooo:paragraph-rsid="00802454"/>
    </style:style>
    <style:style style:name="P80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2454" style:font-size-asian="9pt" style:font-weight-asian="normal" style:font-name-complex="Calibri" style:font-size-complex="9pt" style:font-weight-complex="normal"/>
    </style:style>
    <style:style style:name="P81" style:family="paragraph" style:parent-style-name="Table_20_Content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de0b" style:font-size-asian="9pt" style:font-weight-asian="normal" style:font-name-complex="Calibri" style:font-size-complex="9pt" style:font-weight-complex="normal"/>
    </style:style>
    <style:style style:name="P82" style:family="paragraph" style:parent-style-name="Table_20_Contents">
      <style:paragraph-properties fo:margin-top="0cm" fo:margin-bottom="0.212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30f36d" officeooo:paragraph-rsid="00802454" style:font-size-asian="9pt" style:font-weight-asian="normal" style:font-name-complex="Calibri" style:font-size-complex="9pt" style:font-weight-complex="normal"/>
    </style:style>
    <style:style style:name="P83" style:family="paragraph" style:parent-style-name="Text_20_body">
      <style:paragraph-properties fo:margin-top="0cm" fo:margin-bottom="0.212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84" style:family="paragraph" style:parent-style-name="Text_20_body">
      <style:paragraph-properties fo:margin-top="0cm" fo:margin-bottom="0.212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rsid="00743ae2" officeooo:paragraph-rsid="0080de0b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85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2454" style:font-size-asian="9pt" style:font-weight-asian="normal" style:font-name-complex="Calibri" style:font-size-complex="9pt" style:font-weight-complex="normal"/>
    </style:style>
    <style:style style:name="P86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>
        <style:tab-stops>
          <style:tab-stop style:position="0.409cm"/>
        </style:tab-stops>
      </style:paragraph-properties>
      <style:text-properties fo:color="#000000" style:font-name="Calibri" fo:font-size="9pt" fo:language="ca" fo:country="ES" fo:font-weight="normal" officeooo:rsid="00739399" officeooo:paragraph-rsid="00802454" style:font-size-asian="9pt" style:font-weight-asian="normal" style:font-name-complex="Calibri" style:font-size-complex="9pt" style:font-weight-complex="normal"/>
    </style:style>
    <style:style style:name="P87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rsid="008240a2" officeooo:paragraph-rsid="008240a2" style:font-size-asian="9pt" style:font-weight-asian="normal" style:font-name-complex="Calibri" style:font-size-complex="9pt" style:font-weight-complex="normal"/>
    </style:style>
    <style:style style:name="P88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36d22" style:font-size-asian="9pt" style:font-weight-asian="normal" style:font-name-complex="Calibri" style:font-weight-complex="normal"/>
    </style:style>
    <style:style style:name="P89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240a2" style:font-size-asian="9pt" style:font-weight-asian="normal" style:font-name-complex="Calibri" style:font-weight-complex="normal"/>
    </style:style>
    <style:style style:name="P90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240a2" style:font-name-asian="Arial" style:font-size-asian="9pt" style:font-weight-asian="normal" style:font-name-complex="Calibri" style:font-weight-complex="normal"/>
    </style:style>
    <style:style style:name="P91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36d22" style:font-name-asian="Arial" style:font-size-asian="9pt" style:font-weight-asian="normal" style:font-name-complex="Calibri" style:font-size-complex="9pt" style:font-weight-complex="normal"/>
    </style:style>
    <style:style style:name="P92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240a2" style:font-name-asian="Arial" style:font-size-asian="9pt" style:font-weight-asian="normal" style:font-name-complex="Calibri" style:font-size-complex="9pt" style:font-weight-complex="normal"/>
    </style:style>
    <style:style style:name="P93" style:family="paragraph" style:parent-style-name="Text_20_body">
      <style:paragraph-properties fo:margin-top="0cm" fo:margin-bottom="0cm" loext:contextual-spacing="false" style:line-height-at-least="0.176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8240a2" style:font-name-asian="Arial" style:font-size-asian="9pt" style:font-weight-asian="normal" style:font-name-complex="Calibri" style:font-size-complex="9pt" style:font-weight-complex="normal"/>
    </style:style>
    <style:style style:name="P94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2454" style:font-name-asian="Lucida Sans Unicode" style:font-size-asian="9pt" style:font-weight-asian="normal" style:font-name-complex="Calibri" style:font-size-complex="9pt" style:font-weight-complex="normal"/>
    </style:style>
    <style:style style:name="P95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80de0b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96" style:family="paragraph" style:parent-style-name="Text_20_body">
      <style:paragraph-properties fo:margin-top="0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80de0b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97" style:family="paragraph" style:parent-style-name="Text_20_body">
      <style:paragraph-properties fo:margin-top="0cm" fo:margin-bottom="0cm" loext:contextual-spacing="false" style:line-height-at-least="0.176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43ae2" officeooo:paragraph-rsid="008240a2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98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paragraph-rsid="0068eba6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99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0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1" style:family="paragraph" style:parent-style-name="Text_20_body">
      <style:paragraph-properties fo:margin-top="0cm" fo:margin-bottom="0cm" loext:contextual-spacing="false" style:line-height-at-least="0.353cm" fo:text-align="start" style:justify-single-word="false" style:snap-to-layout-gri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02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03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04" style:family="paragraph" style:parent-style-name="Text_20_body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05" style:family="paragraph" style:parent-style-name="Text_20_body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06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07" style:family="paragraph" style:parent-style-name="Text_20_body">
      <style:paragraph-properties fo:margin-top="0cm" fo:margin-bottom="0cm" loext:contextual-spacing="false" style:line-height-at-least="0.353cm" fo:text-align="center" style:justify-single-word="false" style:snap-to-layout-grid="false"/>
      <style:text-properties fo:color="#000000" style:font-name="Calibri" fo:font-size="9pt" fo:language="ca" fo:country="ES" fo:font-weight="bold" officeooo:paragraph-rsid="00802454" style:font-size-asian="9pt" style:font-weight-asian="bold" style:font-name-complex="Calibri" style:font-size-complex="9pt" style:font-weight-complex="bold"/>
    </style:style>
    <style:style style:name="P108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rsid="00743ae2" officeooo:paragraph-rsid="0080de0b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109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8240a2" style:font-size-asian="9pt" style:font-name-complex="Calibri" style:font-size-complex="9pt"/>
    </style:style>
    <style:style style:name="P110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836d22" style:font-size-asian="9pt" style:font-name-complex="Calibri" style:font-size-complex="9pt"/>
    </style:style>
    <style:style style:name="P111" style:family="paragraph" style:parent-style-name="Text_20_body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officeooo:paragraph-rsid="00844a73" style:font-size-asian="9pt" style:font-name-complex="Calibri" style:font-size-complex="9pt"/>
    </style:style>
    <style:style style:name="P112" style:family="paragraph" style:parent-style-name="Text_20_body">
      <style:paragraph-properties fo:margin-top="0cm" fo:margin-bottom="0cm" loext:contextual-spacing="false" fo:line-height="110%" style:snap-to-layout-grid="false"/>
      <style:text-properties fo:color="#000000" style:font-name="Calibri" fo:font-size="9pt" fo:language="ca" fo:country="ES" officeooo:paragraph-rsid="00836d22" style:font-size-asian="9pt" style:font-name-complex="Calibri" style:font-size-complex="9pt"/>
    </style:style>
    <style:style style:name="P113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font-weight="normal" officeooo:paragraph-rsid="008240a2" style:font-weight-asian="normal" style:font-weight-complex="normal"/>
    </style:style>
    <style:style style:name="P114" style:family="paragraph" style:parent-style-name="Text_20_body">
      <style:paragraph-properties fo:margin-top="0cm" fo:margin-bottom="0.199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rsid="00743ae2" officeooo:paragraph-rsid="0080de0b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115" style:family="paragraph" style:parent-style-name="_31__20_cabecera">
      <style:paragraph-properties fo:margin-top="0cm" fo:margin-bottom="0cm" loext:contextual-spacing="false" style:line-height-at-least="0.176cm" fo:text-align="center" style:justify-single-word="false" style:snap-to-layout-grid="false"/>
      <style:text-properties fo:color="#ffffff" style:font-name="Calibri" fo:font-size="12pt" fo:language="es" fo:country="ES" fo:font-weight="normal" officeooo:rsid="005f7e9d" officeooo:paragraph-rsid="00799d30" style:letter-kerning="true" style:font-name-asian="SimSun1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16" style:family="paragraph" style:parent-style-name="_31__20_cabecera">
      <style:paragraph-properties fo:margin-top="0cm" fo:margin-bottom="0cm" loext:contextual-spacing="false" style:line-height-at-least="0.353cm" fo:text-align="center" style:justify-single-word="false"/>
      <style:text-properties fo:color="#ffffff" style:font-name="Calibri" fo:font-size="12pt" fo:language="es" fo:country="ES" fo:font-weight="normal" officeooo:rsid="0054360d" officeooo:paragraph-rsid="0077f04f" style:letter-kerning="true" style:font-name-asian="SimSun1" style:font-size-asian="12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17" style:family="paragraph" style:parent-style-name="_33__20_competencias">
      <style:text-properties officeooo:paragraph-rsid="006811db"/>
    </style:style>
    <style:style style:name="P118" style:family="paragraph" style:parent-style-name="_33__20_competencias">
      <style:text-properties officeooo:rsid="0086a44b" officeooo:paragraph-rsid="0086a44b"/>
    </style:style>
    <style:style style:name="P119" style:family="paragraph" style:parent-style-name="_33__20_competencias">
      <style:paragraph-properties fo:text-align="center" style:justify-single-word="false"/>
      <style:text-properties officeooo:rsid="0086a44b" officeooo:paragraph-rsid="0086a44b"/>
    </style:style>
    <style:style style:name="P120" style:family="paragraph" style:parent-style-name="_33__20_competencias">
      <style:paragraph-properties fo:text-align="center" style:justify-single-word="false"/>
      <style:text-properties officeooo:rsid="0086a44b" officeooo:paragraph-rsid="008882c6"/>
    </style:style>
    <style:style style:name="P121" style:family="paragraph" style:parent-style-name="_33__20_competencias">
      <style:paragraph-properties fo:text-align="center" style:justify-single-word="false"/>
      <style:text-properties officeooo:rsid="008882c6" officeooo:paragraph-rsid="008882c6"/>
    </style:style>
    <style:style style:name="P122" style:family="paragraph" style:parent-style-name="Normal_20__28_Web_29_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80de0b" style:font-size-asian="9pt" style:font-name-complex="Calibri" style:font-size-complex="9pt"/>
    </style:style>
    <style:style style:name="P123" style:family="paragraph" style:parent-style-name="Normal_20__28_Web_29_">
      <style:paragraph-properties fo:margin-top="0cm" fo:margin-bottom="0cm" loext:contextual-spacing="false" style:line-height-at-least="0.353cm" fo:text-align="start" style:justify-single-word="false"/>
      <style:text-properties officeooo:paragraph-rsid="008240a2"/>
    </style:style>
    <style:style style:name="P124" style:family="paragraph" style:parent-style-name="Normal_20__28_Web_29_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rsid="00743ae2" officeooo:paragraph-rsid="0080de0b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125" style:family="paragraph" style:parent-style-name="Normal_20__28_Web_29_">
      <style:paragraph-properties fo:margin-top="0cm" fo:margin-bottom="0cm" loext:contextual-spacing="false" style:line-height-at-least="0.353cm" fo:text-align="justify" style:justify-single-word="false"/>
      <style:text-properties fo:color="#000000" style:font-name="Calibri" fo:font-size="9pt" fo:language="ca" fo:country="ES" officeooo:rsid="00743ae2" officeooo:paragraph-rsid="0080de0b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126" style:family="paragraph" style:parent-style-name="Normal_20__28_Web_29_">
      <style:paragraph-properties fo:margin-top="0.176cm" fo:margin-bottom="0cm" loext:contextual-spacing="false" style:line-height-at-least="0.176cm" fo:text-align="justify" style:justify-single-word="false" style:snap-to-layout-grid="false"/>
      <style:text-properties fo:color="#000000" style:font-name="Calibri" fo:font-size="9pt" fo:language="ca" fo:country="ES" officeooo:rsid="00743ae2" officeooo:paragraph-rsid="0080de0b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127" style:family="paragraph" style:parent-style-name="_34__20_competencias">
      <style:paragraph-properties fo:text-align="justify" style:justify-single-word="false" style:snap-to-layout-grid="false"/>
      <style:text-properties style:font-name="Calibri" fo:font-size="9pt" fo:language="ca" fo:country="ES" fo:font-weight="normal" officeooo:rsid="00739399" officeooo:paragraph-rsid="00802454" style:font-size-asian="9pt" style:font-weight-asian="normal" style:font-name-complex="Calibri" style:font-size-complex="9pt" style:font-weight-complex="normal"/>
    </style:style>
    <style:style style:name="P128" style:family="paragraph" style:parent-style-name="_34__20_competencias">
      <style:text-properties fo:font-weight="bold" officeooo:paragraph-rsid="00802454" style:font-weight-asian="bold" style:font-weight-complex="bold"/>
    </style:style>
    <style:style style:name="P129" style:family="paragraph" style:parent-style-name="_34__20_competencias">
      <style:paragraph-properties fo:text-align="center" style:justify-single-word="false"/>
      <style:text-properties fo:font-weight="bold" officeooo:paragraph-rsid="00802454" style:font-weight-asian="bold" style:font-weight-complex="bold"/>
    </style:style>
    <style:style style:name="P130" style:family="paragraph" style:parent-style-name="_34__20_competencias">
      <style:text-properties fo:font-weight="bold" officeooo:paragraph-rsid="0080de0b" style:font-weight-asian="bold" style:font-weight-complex="bold"/>
    </style:style>
    <style:style style:name="P131" style:family="paragraph" style:parent-style-name="_34__20_competencias">
      <style:paragraph-properties fo:text-align="center" style:justify-single-word="false"/>
      <style:text-properties fo:font-weight="bold" officeooo:rsid="0086a44b" officeooo:paragraph-rsid="008882c6" style:font-weight-asian="bold" style:font-weight-complex="bold"/>
    </style:style>
    <style:style style:name="P132" style:family="paragraph" style:parent-style-name="_34__20_competencias">
      <style:text-properties fo:font-weight="bold" officeooo:paragraph-rsid="008882c6" style:font-weight-asian="bold" style:font-weight-complex="bold"/>
    </style:style>
    <style:style style:name="P133" style:family="paragraph" style:parent-style-name="_34__20_competencias">
      <style:text-properties fo:font-weight="normal" officeooo:paragraph-rsid="00802454" style:font-weight-asian="normal" style:font-weight-complex="normal"/>
    </style:style>
    <style:style style:name="P134" style:family="paragraph" style:parent-style-name="_34__20_competencias">
      <style:paragraph-properties fo:text-align="justify" style:justify-single-word="false"/>
      <style:text-properties fo:color="#000000" style:font-name="Calibri" fo:font-size="9pt" fo:language="ca" fo:country="ES" fo:font-weight="normal" officeooo:rsid="00743ae2" officeooo:paragraph-rsid="0080de0b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135" style:family="paragraph" style:parent-style-name="_34__20_competencia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43ae2" officeooo:paragraph-rsid="0080de0b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136" style:family="paragraph" style:parent-style-name="_34__20_competencias">
      <style:paragraph-properties fo:text-align="start" style:justify-single-word="false"/>
      <style:text-properties fo:color="#000000" style:font-name="Calibri" fo:font-size="9pt" fo:language="ca" fo:country="ES" fo:font-weight="normal" officeooo:rsid="0075c780" officeooo:paragraph-rsid="00836d22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37" style:family="paragraph" style:parent-style-name="_34__20_competencias">
      <style:paragraph-properties fo:line-height="110%" fo:text-align="start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38" style:family="paragraph" style:parent-style-name="_34__20_competencias">
      <style:paragraph-properties fo:text-align="justify" style:justify-single-wor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39" style:family="paragraph" style:parent-style-name="_34__20_competencias">
      <style:paragraph-properties fo:text-align="justify" style:justify-single-wor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40" style:family="paragraph" style:parent-style-name="_34__20_competencia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41" style:family="paragraph" style:parent-style-name="_34__20_competencia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42" style:family="paragraph" style:parent-style-name="_34__20_competencias">
      <style:paragraph-properties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b8934" officeooo:paragraph-rsid="00836d22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43" style:family="paragraph" style:parent-style-name="_34__20_competencias">
      <style:paragraph-properties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8240a2" style:font-name-asian="Arial" style:font-size-asian="9pt" style:font-weight-asian="normal" style:font-name-complex="Calibri" style:font-weight-complex="normal"/>
    </style:style>
    <style:style style:name="P144" style:family="paragraph" style:parent-style-name="_34__20_competencias">
      <style:paragraph-properties fo:text-align="center" style:justify-single-word="false"/>
      <style:text-properties fo:color="#000000" style:font-name="Calibri" fo:font-size="9pt" fo:language="ca" fo:country="ES" fo:font-weight="bold" officeooo:rsid="0075c780" officeooo:paragraph-rsid="008882c6" style:letter-kerning="true" style:font-name-asian="Arial" style:font-size-asian="9pt" style:language-asian="zh" style:country-asian="CN" style:font-weight-asian="bold" style:font-name-complex="Calibri" style:font-size-complex="12pt" style:language-complex="hi" style:country-complex="IN" style:font-weight-complex="bold"/>
    </style:style>
    <style:style style:name="P145" style:family="paragraph" style:parent-style-name="_34__20_competencias">
      <style:paragraph-properties fo:text-align="justify" style:justify-single-word="false"/>
      <style:text-properties style:use-window-font-color="true" style:font-name="Calibri" fo:font-size="9pt" fo:language="ca" fo:country="ES" fo:font-weight="normal" officeooo:paragraph-rsid="00844a73" style:letter-kerning="true" style:font-name-asian="SimSun1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46" style:family="paragraph" style:parent-style-name="_34__20_competencia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2454" style:font-size-asian="9pt" style:font-weight-asian="normal" style:font-name-complex="Calibri" style:font-size-complex="9pt" style:font-weight-complex="normal"/>
    </style:style>
    <style:style style:name="P147" style:family="paragraph" style:parent-style-name="_34__20_competencias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36d22" style:font-size-asian="9pt" style:font-weight-asian="normal" style:font-name-complex="Calibri" style:font-size-complex="9pt" style:font-weight-complex="normal"/>
    </style:style>
    <style:style style:name="P148" style:family="paragraph" style:parent-style-name="_34__20_competencias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2454" style:font-size-asian="9pt" style:font-weight-asian="normal" style:font-name-complex="Calibri" style:font-weight-complex="normal"/>
    </style:style>
    <style:style style:name="P149" style:family="paragraph" style:parent-style-name="_34__20_competencias">
      <style:paragraph-properties fo:margin-top="0cm" fo:margin-bottom="0cm" loext:contextual-spacing="false" fo:line-height="110%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240a2" style:letter-kerning="true" style:font-name-asian="Times New Roman1" style:font-size-asian="9pt" style:language-asian="ar" style:country-asian="SA" style:font-weight-asian="normal" style:font-name-complex="Calibri" style:font-size-complex="9pt" style:language-complex="hi" style:country-complex="IN" style:font-weight-complex="normal"/>
    </style:style>
    <style:style style:name="P150" style:family="paragraph" style:parent-style-name="_34__20_competencias">
      <style:paragraph-properties fo:margin-top="0cm" fo:margin-bottom="0cm" loext:contextual-spacing="false" fo:line-height="115%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b8934" officeooo:paragraph-rsid="00844a73" style:letter-kerning="true" style:font-name-asian="Arial" style:font-size-asian="9pt" style:language-asian="zh" style:country-asian="CN" style:font-weight-asian="normal" style:font-name-complex="Calibri" style:font-size-complex="9pt" style:language-complex="hi" style:country-complex="IN" style:font-weight-complex="normal"/>
    </style:style>
    <style:style style:name="P151" style:family="paragraph" style:parent-style-name="_34__20_competencias">
      <style:paragraph-properties fo:margin-top="0cm" fo:margin-bottom="0cm" loext:contextual-spacing="false" style:line-height-at-least="0.353cm" fo:text-align="justify" style:justify-single-word="false" fo:orphans="2" fo:widows="2" style:snap-to-layout-grid="false"/>
      <style:text-properties fo:color="#000000" style:font-name="Calibri" fo:font-size="9pt" fo:language="ca" fo:country="ES" fo:font-weight="normal" officeooo:rsid="0075c780" officeooo:paragraph-rsid="008240a2" style:font-name-asian="Arial" style:font-size-asian="9pt" style:font-weight-asian="normal" style:font-name-complex="Calibri" style:font-size-complex="9pt" style:font-weight-complex="normal"/>
    </style:style>
    <style:style style:name="P152" style:family="paragraph" style:parent-style-name="_34__20_competencias">
      <style:paragraph-properties fo:margin-top="0cm" fo:margin-bottom="0.101cm" loext:contextual-spacing="false" fo:text-align="justify" style:justify-single-word="false" style:snap-to-layout-grid="false"/>
      <style:text-properties style:use-window-font-color="true" style:font-name="Calibri" fo:font-size="9pt" fo:language="ca" fo:country="ES" fo:font-weight="normal" officeooo:rsid="00739399" officeooo:paragraph-rsid="00802454" style:font-size-asian="9pt" style:font-weight-asian="normal" style:font-name-complex="Calibri" style:font-size-complex="9pt" style:font-weight-complex="normal"/>
    </style:style>
    <style:style style:name="P153" style:family="paragraph" style:parent-style-name="_34__20_competencias">
      <style:paragraph-properties fo:margin-top="0cm" fo:margin-bottom="0.199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39399" officeooo:paragraph-rsid="0080de0b" style:font-size-asian="9pt" style:font-weight-asian="normal" style:font-name-complex="Calibri" style:font-size-complex="9pt" style:font-weight-complex="normal"/>
    </style:style>
    <style:style style:name="P154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P155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5c780" officeooo:paragraph-rsid="0047fe6d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56" style:family="paragraph" style:parent-style-name="_33__20_gris">
      <style:paragraph-properties fo:text-align="start" style:justify-single-word="false"/>
      <style:text-properties fo:color="#000000" style:font-name="Calibri" fo:font-size="9pt" fo:language="ca" fo:country="ES" fo:font-weight="normal" officeooo:rsid="007b8934" officeooo:paragraph-rsid="007b8934" style:letter-kerning="true" style:font-name-asian="Arial" style:font-size-asian="9pt" style:language-asian="zh" style:country-asian="CN" style:font-weight-asian="normal" style:font-name-complex="Calibri" style:font-size-complex="12pt" style:language-complex="hi" style:country-complex="IN" style:font-weight-complex="normal"/>
    </style:style>
    <style:style style:name="P157" style:family="paragraph" style:parent-style-name="western">
      <style:paragraph-properties fo:margin-top="0cm" fo:margin-bottom="0cm" loext:contextual-spacing="false" style:line-height-at-least="0.353cm" fo:text-align="justify" style:justify-single-word="false"/>
      <style:text-properties style:font-name="Calibri" fo:font-size="9pt" fo:language="ca" fo:country="ES" officeooo:paragraph-rsid="0080de0b" style:font-size-asian="9pt" style:font-name-complex="Calibri" style:font-size-complex="9pt"/>
    </style:style>
    <style:style style:name="P158" style:family="paragraph" style:parent-style-name="western">
      <style:paragraph-properties fo:margin-top="0cm" fo:margin-bottom="0cm" loext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8240a2" style:font-size-asian="9pt" style:font-name-complex="Calibri" style:font-size-complex="9pt"/>
    </style:style>
    <style:style style:name="P159" style:family="paragraph" style:parent-style-name="western">
      <style:paragraph-properties fo:margin-top="0cm" fo:margin-bottom="0cm" loext:contextual-spacing="false" style:line-height-at-least="0.353cm" fo:text-align="justify" style:justify-single-word="false"/>
      <style:text-properties style:font-name="Calibri" fo:font-size="9pt" fo:language="ca" fo:country="ES" officeooo:paragraph-rsid="008240a2" style:font-size-asian="9pt" style:font-name-complex="Calibri" style:font-size-complex="9pt"/>
    </style:style>
    <style:style style:name="P160" style:family="paragraph" style:parent-style-name="western">
      <style:paragraph-properties fo:margin-top="0cm" fo:margin-bottom="0cm" loext:contextual-spacing="false" fo:text-align="justify" style:justify-single-word="false"/>
      <style:text-properties style:font-name="Calibri" fo:font-size="9pt" fo:language="ca" fo:country="ES" officeooo:paragraph-rsid="008240a2" style:font-size-asian="9pt" style:font-name-complex="Calibri" style:font-size-complex="9pt"/>
    </style:style>
    <style:style style:name="P161" style:family="paragraph" style:parent-style-name="western">
      <style:paragraph-properties fo:margin-top="0cm" fo:margin-bottom="0cm" loext:contextual-spacing="false" style:line-height-at-least="0.353cm" fo:text-align="justify" style:justify-single-word="false" style:snap-to-layout-grid="false"/>
      <style:text-properties officeooo:paragraph-rsid="008240a2"/>
    </style:style>
    <style:style style:name="P162" style:family="paragraph" style:parent-style-name="western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fo:font-weight="normal" officeooo:rsid="0075c780" officeooo:paragraph-rsid="008240a2" style:font-size-asian="9pt" style:font-weight-asian="normal" style:font-name-complex="Calibri" style:font-size-complex="9pt" style:font-weight-complex="normal"/>
    </style:style>
    <style:style style:name="P163" style:family="paragraph" style:parent-style-name="western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rsid="008240a2" officeooo:paragraph-rsid="008240a2" style:font-size-asian="9pt" style:font-name-complex="Calibri" style:font-size-complex="9pt"/>
    </style:style>
    <style:style style:name="P164" style:family="paragraph" style:parent-style-name="western">
      <style:paragraph-properties fo:margin-top="0cm" fo:margin-bottom="0cm" loext:contextual-spacing="false" fo:text-align="justify" style:justify-single-word="false"/>
      <style:text-properties fo:color="#000000" style:font-name="Calibri" fo:font-size="9pt" fo:language="ca" fo:country="ES" officeooo:paragraph-rsid="008240a2" style:font-size-asian="9pt" style:font-name-complex="Calibri" style:font-size-complex="9pt"/>
    </style:style>
    <style:style style:name="P165" style:family="paragraph" style:parent-style-name="western">
      <style:paragraph-properties fo:margin-top="0cm" fo:margin-bottom="0cm" loext:contextual-spacing="false" fo:text-align="justify" style:justify-single-word="false" style:snap-to-layout-grid="false"/>
      <style:text-properties fo:color="#000000" style:font-name="Calibri" fo:font-size="9pt" fo:language="ca" fo:country="ES" officeooo:paragraph-rsid="008240a2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166" style:family="paragraph" style:parent-style-name="western">
      <style:paragraph-properties fo:margin-top="0cm" fo:margin-bottom="0cm" loext:contextual-spacing="false" fo:text-align="justify" style:justify-single-word="false"/>
      <style:text-properties fo:color="#000000" style:font-name="Calibri" fo:font-size="9pt" fo:language="ca" fo:country="ES" officeooo:paragraph-rsid="008240a2" style:letter-kerning="true" style:font-name-asian="Times New Roman1" style:font-size-asian="9pt" style:language-asian="ar" style:country-asian="SA" style:font-name-complex="Calibri" style:font-size-complex="9pt" style:language-complex="hi" style:country-complex="IN"/>
    </style:style>
    <style:style style:name="P167" style:family="paragraph" style:parent-style-name="western">
      <style:paragraph-properties fo:margin-top="0cm" fo:margin-bottom="0cm" loext:contextual-spacing="false" fo:text-align="justify" style:justify-single-word="false" style:snap-to-layout-grid="false"/>
      <style:text-properties officeooo:paragraph-rsid="008240a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0000"/>
    </style:style>
    <style:style style:name="T4" style:family="text">
      <style:text-properties fo:color="#000000" style:font-name="Calibri" fo:font-size="9pt" fo:language="ca" fo:country="ES" style:font-size-asian="9pt" style:font-name-complex="Calibri" style:font-size-complex="9pt"/>
    </style:style>
    <style:style style:name="T5" style:family="text">
      <style:text-properties fo:color="#000000" style:font-name="Calibri" fo:font-size="9pt" fo:language="ca" fo:country="ES" style:font-name-asian="Arial" style:font-size-asian="9pt" style:font-name-complex="Calibri" style:font-size-complex="9pt"/>
    </style:style>
    <style:style style:name="T6" style:family="text">
      <style:text-properties fo:color="#000000" style:font-name="Calibri" fo:font-size="9pt" fo:language="ca" fo:country="ES" style:text-underline-style="solid" style:text-underline-width="auto" style:text-underline-color="font-color" style:font-size-asian="9pt" style:font-name-complex="Calibri" style:font-size-complex="9pt"/>
    </style:style>
    <style:style style:name="T7" style:family="text">
      <style:text-properties fo:color="#000000" style:font-name="Calibri" fo:font-size="9pt" fo:language="ca" fo:country="ES" style:text-underline-style="solid" style:text-underline-width="auto" style:text-underline-color="font-color" style:font-name-asian="Arial" style:font-size-asian="9pt" style:font-name-complex="Calibri" style:font-size-complex="9pt"/>
    </style:style>
    <style:style style:name="T8" style:family="text">
      <style:text-properties fo:color="#000000" style:font-name="Calibri1" fo:font-size="9pt" fo:language="ca" fo:country="ES" style:font-name-asian="Arial" style:font-size-asian="9pt" style:font-name-complex="Calibri" style:font-size-complex="9pt"/>
    </style:style>
    <style:style style:name="T9" style:family="text">
      <style:text-properties fo:color="#000000" fo:font-weight="normal" officeooo:rsid="0075c780" style:font-name-asian="Arial" style:font-weight-asian="normal" style:font-weight-complex="normal"/>
    </style:style>
    <style:style style:name="T10" style:family="text">
      <style:text-properties style:font-size-complex="9pt"/>
    </style:style>
    <style:style style:name="T11" style:family="text">
      <style:text-properties style:font-size-complex="9pt" style:font-style-complex="italic"/>
    </style:style>
    <style:style style:name="T12" style:family="text">
      <style:text-properties officeooo:rsid="0043c059" style:font-size-complex="9pt"/>
    </style:style>
    <style:style style:name="T13" style:family="text">
      <style:text-properties officeooo:rsid="0015d5b0" style:font-size-complex="9pt"/>
    </style:style>
    <style:style style:name="T14" style:family="text">
      <style:text-properties officeooo:rsid="001b8f43" style:font-size-complex="9pt"/>
    </style:style>
    <style:style style:name="T15" style:family="text">
      <style:text-properties style:font-size-complex="9pt" style:language-complex="ar" style:country-complex="SA"/>
    </style:style>
    <style:style style:name="T16" style:family="text">
      <style:text-properties officeooo:rsid="001d706b" style:font-size-complex="9pt"/>
    </style:style>
    <style:style style:name="T17" style:family="text">
      <style:text-properties style:text-position="super 58%"/>
    </style:style>
    <style:style style:name="T18" style:family="text">
      <style:text-properties fo:color="#ffffff" style:font-name="Calibri" fo:font-size="12pt" fo:language="es" fo:country="ES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19" style:family="text">
      <style:text-properties fo:color="#ffffff" style:font-name="Calibri" fo:font-size="12pt" fo:language="es" fo:country="ES" officeooo:rsid="0060286a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20" style:family="text">
      <style:text-properties officeooo:rsid="00567e00"/>
    </style:style>
    <style:style style:name="T21" style:family="text">
      <style:text-properties officeooo:rsid="005da195"/>
    </style:style>
    <style:style style:name="T22" style:family="text">
      <style:text-properties officeooo:rsid="005f7e9d"/>
    </style:style>
    <style:style style:name="T23" style:family="text">
      <style:text-properties officeooo:rsid="007f665f"/>
    </style:style>
    <style:style style:name="T24" style:family="text">
      <style:text-properties style:font-name="Calibri" fo:font-size="9pt" fo:language="ca" fo:country="ES" style:font-size-asian="9pt" style:font-name-complex="Calibri" style:font-size-complex="9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size-complex="9pt" style:font-weight-complex="bold"/>
    </style:style>
    <style:style style:name="T27" style:family="text">
      <style:text-properties officeooo:rsid="0041c5f0"/>
    </style:style>
    <style:style style:name="T28" style:family="text">
      <style:text-properties officeooo:rsid="00421c5b"/>
    </style:style>
    <style:style style:name="T29" style:family="text">
      <style:text-properties fo:font-size="8.5pt" style:font-size-asian="8.5pt" style:font-size-complex="8.5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size-complex="9pt"/>
    </style:style>
    <style:style style:name="T32" style:family="text">
      <style:text-properties style:font-name-asian="Calibri"/>
    </style:style>
    <style:style style:name="T33" style:family="text">
      <style:text-properties style:font-name-asian="Calibri" style:font-size-complex="9pt"/>
    </style:style>
    <style:style style:name="T34" style:family="text">
      <style:text-properties fo:color="#0000ff"/>
    </style:style>
    <style:style style:name="T35" style:family="text">
      <style:text-properties style:font-name="Calibri1"/>
    </style:style>
    <style:style style:name="T36" style:family="text">
      <style:text-properties style:font-name="Calibri1" style:font-name-complex="Arial"/>
    </style:style>
    <style:style style:name="T37" style:family="text">
      <style:text-properties style:font-name="Calibri1" fo:font-size="9pt" fo:language="ca" fo:country="ES" style:font-size-asian="9pt" style:font-name-complex="Calibri" style:font-size-complex="9pt"/>
    </style:style>
    <style:style style:name="T38" style:family="text">
      <style:text-properties style:font-name="Calibri1" fo:font-size="9pt" style:font-size-asian="9pt" style:font-size-complex="9pt"/>
    </style:style>
    <style:style style:name="T39" style:family="text">
      <style:text-properties officeooo:rsid="002da96a"/>
    </style:style>
    <style:style style:name="T40" style:family="text">
      <style:text-properties officeooo:rsid="0043c059"/>
    </style:style>
    <style:style style:name="T41" style:family="text">
      <style:text-properties fo:color="#ff6600" style:font-size-complex="9pt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fo:font-size="9pt" fo:language="ca" fo:country="ES" style:font-size-asian="9pt" style:font-size-complex="9pt"/>
    </style:style>
    <style:style style:name="T44" style:family="text">
      <style:text-properties fo:font-style="italic" style:font-style-asian="italic" style:font-size-complex="9pt" style:font-style-complex="italic"/>
    </style:style>
    <style:style style:name="T45" style:family="text">
      <style:text-properties fo:font-style="italic" style:font-name-asian="Arial" style:font-style-asian="italic" style:font-size-complex="9pt" style:font-style-complex="italic"/>
    </style:style>
    <style:style style:name="T46" style:family="text">
      <style:text-properties style:font-name-asian="Arial" style:font-size-complex="9pt"/>
    </style:style>
    <style:style style:name="T47" style:family="text">
      <style:text-properties officeooo:rsid="000f0a50"/>
    </style:style>
    <style:style style:name="T48" style:family="text">
      <style:text-properties officeooo:rsid="000d1e4a"/>
    </style:style>
    <style:style style:name="T49" style:family="text">
      <style:text-properties officeooo:rsid="00157787"/>
    </style:style>
    <style:style style:name="T50" style:family="text">
      <style:text-properties officeooo:rsid="001bb1be"/>
    </style:style>
    <style:style style:name="T51" style:family="text">
      <style:text-properties officeooo:rsid="008882c6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154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16"/>
      <text:p text:style-name="P8"/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column table:style-name="Taula1.E" table:number-columns-repeated="4"/>
        <table:table-row table:style-name="Taula1.1">
          <table:table-cell table:style-name="Taula1.A1" table:number-columns-spanned="8" office:value-type="string">
            <text:p text:style-name="P21">ÀREA: Llengua Castellana i Literatura <text:s text:c="19"/>NIVELL: <text:span text:style-name="T23">6é</text:span> EDUCACIÓ PRIMÀ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columns-spanned="8" office:value-type="string">
            <text:p text:style-name="P22">BLOC 1. LA LLENGUA ORAL. PARLAR I ESCOLT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3" office:value-type="string">
            <text:p text:style-name="P25">CONTINGUTS</text:p>
          </table:table-cell>
          <table:table-cell table:style-name="Taula1.A3" office:value-type="string">
            <text:p text:style-name="_33__20_gris">CRITERIS D’AVALUACIÓ</text:p>
          </table:table-cell>
          <table:table-cell table:style-name="Taula1.A3" office:value-type="string">
            <text:p text:style-name="_33__20_gris">INDICADORS D’ÈXIT</text:p>
          </table:table-cell>
          <table:table-cell table:style-name="Taula1.A3" office:value-type="string">
            <text:p text:style-name="_33__20_gris">CCLV</text:p>
          </table:table-cell>
          <table:table-cell table:style-name="Taula1.A3" office:value-type="string">
            <text:p text:style-name="P26">1<text:span text:style-name="T17">r</text:span> T</text:p>
          </table:table-cell>
          <table:table-cell table:style-name="Taula1.A3" office:value-type="string">
            <text:p text:style-name="P26">2<text:span text:style-name="T17">n</text:span> T</text:p>
          </table:table-cell>
          <table:table-cell table:style-name="Taula1.A3" office:value-type="string">
            <text:p text:style-name="P26">3<text:span text:style-name="T17">r</text:span> T</text:p>
          </table:table-cell>
          <table:table-cell table:style-name="Taula1.H3" office:value-type="string">
            <text:p text:style-name="P26">FIN</text:p>
          </table:table-cell>
        </table:table-row>
        <table:table-row table:style-name="Taula1.1">
          <table:table-cell table:style-name="Taula1.A4" table:number-rows-spanned="4" office:value-type="string">
            <text:p text:style-name="P127"><text:span text:style-name="T3">Estratègies i normes d'interacció oral apreses: identificació del tipus textual per a adaptar a la situació comunicativa la comprensió i les seues intervencions, formulació d'hipòtesis sobre contingut i context, realització del paper del moderador, arreplegar dades, seleccionar la informació pertinent als objectius de la comunicació i incorporació de les intervencions dels interlocutors. Reformulació d'hipòtesis a partir de la comprensió de nous elements. Situacions de comunicació dirigides o espontànies: debats i col·loquis sobre temes d'actualitat o pròxims als seus interessos, i mediacions de conflictes. Organització</text:span> del discurs: exposició coherent, coneixement dels procediments de preguntar i repreguntar, formulació de juís amb claredat i ús d'un llenguatge no discriminatori. Identificació, interpretació i diferenciació de missatges verbals i no verbals.</text:p>
          </table:table-cell>
          <table:table-cell table:style-name="Taula1.A4" table:number-rows-spanned="4" office:value-type="string">
            <text:p text:style-name="P146">6tCLL.BL1.1 Participar en debats, col·loquis i exposicions sobre temes d'actualitat social pròxims a la seua experiència, adoptant diferents rols i utilitzar el diàleg per a resoldre conflictes interpersonals, escoltant activament, incorporant les intervencions dels altres i respectant els sentiments i el contingut del discurs de l'interlocutor, exposant de forma organitzada el seu discurs i utilitzant un llenguatge no discriminatori. </text:p>
          </table:table-cell>
          <table:table-cell table:style-name="Taula1.A4" office:value-type="string">
            <text:p text:style-name="P86">6tCLLBL1.1.1 Participa en situacions de comunicació oral del nivell educatiu (conversacions, diàlegs, entrevistes, debats i exposicions) utilitzant termes inclusius en compte de discriminatoris.</text:p>
          </table:table-cell>
          <table:table-cell table:style-name="Taula1.A4" office:value-type="string">
            <text:p text:style-name="P128">CSC</text:p>
            <text:p text:style-name="P128">CCLI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" office:value-type="string">
            <text:p text:style-name="P85">6tCLL.BL1.1.2 Participa en situacions de comunicació oral del nivell educatiu i en diàlegs per a resoldre conflictes interpersonals, pregunta adequadament i reformula el contingut del discurs de l'interlocutor.</text:p>
          </table:table-cell>
          <table:table-cell table:style-name="Taula1.D5" office:value-type="string">
            <text:p text:style-name="P128">CSC</text:p>
            <text:p text:style-name="P128">CCLI</text:p>
          </table:table-cell>
          <table:table-cell table:style-name="Taula1.E5" office:value-type="string">
            <text:p text:style-name="_33__20_competencias"/>
          </table:table-cell>
          <table:table-cell table:style-name="Taula1.F5" office:value-type="string">
            <text:p text:style-name="_33__20_competencias"/>
          </table:table-cell>
          <table:table-cell table:style-name="Taula1.G5" office:value-type="string">
            <text:p text:style-name="_33__20_competencias"/>
          </table:table-cell>
          <table:table-cell table:style-name="Taula1.H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7" office:value-type="string">
            <text:p text:style-name="P85">6tCLL.BL1.1.3 Participa en les situacions de comunicació oral del nivell educatiu (conversacions, diàlegs, entrevistes, col·loquis, debats i exposicions) sobre temes d'actualitat pròxims a la seua experiència i <text:s/>exposa i reformula de forma organitzada les seues opinions.</text:p>
          </table:table-cell>
          <table:table-cell table:style-name="Taula1.D7" office:value-type="string">
            <text:p text:style-name="P128">CCLI</text:p>
          </table:table-cell>
          <table:table-cell table:style-name="Taula1.E7" office:value-type="string">
            <text:p text:style-name="_33__20_competencias"/>
          </table:table-cell>
          <table:table-cell table:style-name="Taula1.F7" office:value-type="string">
            <text:p text:style-name="_33__20_competencias"/>
          </table:table-cell>
          <table:table-cell table:style-name="Taula1.G7" office:value-type="string">
            <text:p text:style-name="_33__20_competencias"/>
          </table:table-cell>
          <table:table-cell table:style-name="Taula1.H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7" office:value-type="string">
            <text:p text:style-name="P85">6tCLL.BL1.1.4 Participa en les situacions de comunicació oral del nivell educatiu (conversacions, diàlegs, entrevistes, col·loquis, debats i exposicions) sobre temes d'actualitat pròxims a la seua experiència actuant com a moderador/a</text:p>
          </table:table-cell>
          <table:table-cell table:style-name="Taula1.D7" office:value-type="string">
            <text:p text:style-name="P128">CSC</text:p>
            <text:p text:style-name="P128">CCLI</text:p>
          </table:table-cell>
          <table:table-cell table:style-name="Taula1.E7" office:value-type="string">
            <text:p text:style-name="_33__20_competencias"/>
          </table:table-cell>
          <table:table-cell table:style-name="Taula1.F7" office:value-type="string">
            <text:p text:style-name="_33__20_competencias"/>
          </table:table-cell>
          <table:table-cell table:style-name="Taula1.G7" office:value-type="string">
            <text:p text:style-name="_33__20_competencias"/>
          </table:table-cell>
          <table:table-cell table:style-name="Taula1.H7" office:value-type="string">
            <text:p text:style-name="_33__20_competencias"/>
          </table:table-cell>
        </table:table-row>
        <table:table-row table:style-name="Taula1.1">
          <table:table-cell table:style-name="Taula1.A11" table:number-rows-spanned="4" office:value-type="string">
            <text:p text:style-name="P77">Utilització d'estratègies de comprensió dels missatges orals: deducció de paraules pel context, extracció de conclusions.</text:p>
            <text:p text:style-name="P78"><text:soft-page-break/>Reconeixement d'idees no explícites.</text:p>
            <text:p text:style-name="P78">Distinció entre sentit literal, inferencial, crític i estètic.</text:p>
            <text:p text:style-name="P50">Formulació d'hipòtesis sobre contingut i context i sobre significats a partir de l'anàlisi d'elements significatius, lingüístics i paralingüístics (modulació i to de la veu, gestualitat, llenguatge corporal i postural).</text:p>
            <text:p text:style-name="P79"><text:span text:style-name="T24">Identificació, comprensió, interpretació i valoració de textos orals literaris o no literaris amb finalitat didàctica o d'ús quotidià, de diferent tipologia (narratius, descriptius, informatius, instructius, argumentatius, etc.). </text:span></text:p>
            <text:p text:style-name="P152">Resum oral de textos procedents de diferents mitjans i suports.</text:p>
          </table:table-cell>
          <table:table-cell table:style-name="Taula1.B11" table:number-rows-spanned="4" office:value-type="string">
            <text:p text:style-name="P85">6tCLL.BL1.2 Identificar tipologies textuals, realitzar inferències interpretant sentits figurats i significats no explícits i deduir el significat de paraules pel context de la informació verbal i no verbal de textos <text:soft-page-break/>orals de l'àmbit escolar i social i exposar les seues conclusions personals sobre el contingut del missatge i la intenció de l'emissor.</text:p>
          </table:table-cell>
          <table:table-cell table:style-name="Taula1.C8" office:value-type="string">
            <text:p text:style-name="P85">6tCLL.BL1.2.1 Identifica el tema i el destinatari en textos orals (textos literaris i no literaris complets o fragmentats, conferències breus, i textos orals en què s'expressen opinions).</text:p>
          </table:table-cell>
          <table:table-cell table:style-name="Taula1.D8" office:value-type="string">
            <text:p text:style-name="P63">CCLI</text:p>
          </table:table-cell>
          <table:table-cell table:style-name="Taula1.E8" office:value-type="string">
            <text:p text:style-name="_33__20_competencias"/>
          </table:table-cell>
          <table:table-cell table:style-name="Taula1.F8" office:value-type="string">
            <text:p text:style-name="_33__20_competencias"/>
          </table:table-cell>
          <table:table-cell table:style-name="Taula1.G8" office:value-type="string">
            <text:p text:style-name="_33__20_competencias"/>
          </table:table-cell>
          <table:table-cell table:style-name="Taula1.H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0" office:value-type="string">
            <text:p text:style-name="P85">6tCLL. BL1.2.2 Deduïx el significat de paraules pel context en situacions de comunicació oral. </text:p>
          </table:table-cell>
          <table:table-cell table:style-name="Taula1.D10" office:value-type="string">
            <text:p text:style-name="P107">CAA</text:p>
            <text:p text:style-name="P63">CCLI</text:p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0" office:value-type="string">
            <text:p text:style-name="P85">6tCLL.BL1.2.3 Exposa críticament les seues pròpies conclusions <text:s/>sobre el contingut de la comunicació. </text:p>
          </table:table-cell>
          <table:table-cell table:style-name="Taula1.D10" office:value-type="string">
            <text:p text:style-name="P107">CAA</text:p>
            <text:p text:style-name="P63">CCLI</text:p>
          </table:table-cell>
          <table:table-cell table:style-name="Taula1.E10" office:value-type="string">
            <text:p text:style-name="_33__20_competencias"/>
          </table:table-cell>
          <table:table-cell table:style-name="Taula1.F10" office:value-type="string">
            <text:p text:style-name="_33__20_competencias"/>
          </table:table-cell>
          <table:table-cell table:style-name="Taula1.G10" office:value-type="string">
            <text:p text:style-name="_33__20_competencias"/>
          </table:table-cell>
          <table:table-cell table:style-name="Taula1.H1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1" office:value-type="string">
            <text:p text:style-name="P85">6tCLL.BL1.2.4 Identifica les distintes <text:span text:style-name="T25">tipologies</text:span> <text:span text:style-name="T27">en els textos que escolta</text:span>: descriptives, narratives, expositives, instructives, <text:span text:style-name="T25">argumentatives, predictives</text:span>.</text:p>
          </table:table-cell>
          <table:table-cell table:style-name="Taula1.D11" office:value-type="string">
            <text:p text:style-name="P107">CAA</text:p>
            <text:p text:style-name="P63">CCLI</text:p>
          </table:table-cell>
          <table:table-cell table:style-name="Taula1.E11" office:value-type="string">
            <text:p text:style-name="_33__20_competencias"/>
          </table:table-cell>
          <table:table-cell table:style-name="Taula1.F11" office:value-type="string">
            <text:p text:style-name="_33__20_competencias"/>
          </table:table-cell>
          <table:table-cell table:style-name="Taula1.G11" office:value-type="string">
            <text:p text:style-name="_33__20_competencias"/>
          </table:table-cell>
          <table:table-cell table:style-name="Taula1.H11" office:value-type="string">
            <text:p text:style-name="_33__20_competencias"/>
          </table:table-cell>
        </table:table-row>
        <table:table-row table:style-name="Taula1.1">
          <table:table-cell table:style-name="Taula1.A15" table:number-rows-spanned="4" office:value-type="string">
            <text:p text:style-name="P56">Importància de la millora en expressió oral: pronunciació i dicció.</text:p>
            <text:p text:style-name="P67">Planificació del contingut en l'expressió oral segons la seua finalitat (acadèmica, social i lúdica). Ús de suport gràfic, sonor i/o tecnològic..</text:p>
            <text:p text:style-name="P67">Organització del discurs a la situació. Ús conscient dels recursos lingüístics i no lingüístics de l'expressió oral (gestos, entonació, etc.).</text:p>
            <text:p text:style-name="P66"><text:span text:style-name="T24">Expressió i producció de textos orals literaris i no literaris segons la seua tipologia ja</text:span><text:span text:style-name="T6"> treballats en els nivells anteriors i amb major grau de complexitat </text:span><text:span text:style-name="T24">(narracions, descripcions, instruccions, argumentacions, exposicions, definició de conceptes, conferències, etc.).</text:span></text:p>
            <text:p text:style-name="P56">Introducció al registre col·loquial i formal.</text:p>
            <text:p text:style-name="P59">Ús del llenguatge no discriminatori.</text:p>
            <text:p text:style-name="P40">Selecció raonada de les produccions a incloure en el portfolio.</text:p>
          </table:table-cell>
          <table:table-cell table:style-name="Taula1.B15" table:number-rows-spanned="4" office:value-type="string">
            <text:p text:style-name="P148">6tCLL.BL1.3 Produir, amb supervisió, textos orals dels gèneres més habituals del nivell educatiu, elaborant un guió previ, adequant el discurs a la situació comunicativa, amb una estructura coherent i utilitzant el vocabulari, l'entonació i la dicció i els recursos no verbals correctament, a més d'un llenguatge no discriminatori.</text:p>
          </table:table-cell>
          <table:table-cell table:style-name="Taula1.C12" office:value-type="string">
            <text:p text:style-name="P80">6tCLL.BL1.3.1 En la producció de textos orals fa ús del llenguatge no verbal per a reforçar la intenció comunicativa.</text:p>
          </table:table-cell>
          <table:table-cell table:style-name="Taula1.D12" office:value-type="string">
            <text:p text:style-name="P128">CAA</text:p>
            <text:p text:style-name="P129">CCLI</text:p>
          </table:table-cell>
          <table:table-cell table:style-name="Taula1.E12" office:value-type="string">
            <text:p text:style-name="_33__20_competencias"/>
          </table:table-cell>
          <table:table-cell table:style-name="Taula1.F12" office:value-type="string">
            <text:p text:style-name="_33__20_competencias"/>
          </table:table-cell>
          <table:table-cell table:style-name="Taula1.G12" office:value-type="string">
            <text:p text:style-name="_33__20_competencias"/>
          </table:table-cell>
          <table:table-cell table:style-name="Taula1.H1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3" office:value-type="string">
            <text:p text:style-name="P82">6tCLL.BL1.3.2 Produïx, <text:span text:style-name="T25">elaborant per si mateix un guió previ</text:span> i amb suport de recursos (escrits, gràfics, visuals o auditius), <text:span text:style-name="T28">amb una estructura coherent,</text:span> textos orals dels gèneres més habituals del nivell educatiu <text:span text:style-name="T25">tenint en compte el propòsit comunicatiu</text:span> (descripcions, narracions, exposicions, donar instruccions, expressar la seua opinió i <text:span text:style-name="T25">convéncer o persuadir</text:span>).</text:p>
          </table:table-cell>
          <table:table-cell table:style-name="Taula1.D13" office:value-type="string">
            <text:p text:style-name="P128">CCLI</text:p>
            <text:p text:style-name="P129">CAA</text:p>
          </table:table-cell>
          <table:table-cell table:style-name="Taula1.E13" office:value-type="string">
            <text:p text:style-name="_33__20_competencias"/>
          </table:table-cell>
          <table:table-cell table:style-name="Taula1.F13" office:value-type="string">
            <text:p text:style-name="_33__20_competencias"/>
          </table:table-cell>
          <table:table-cell table:style-name="Taula1.G13" office:value-type="string">
            <text:p text:style-name="_33__20_competencias"/>
          </table:table-cell>
          <table:table-cell table:style-name="Taula1.H13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4" office:value-type="string">
            <text:p text:style-name="P85">6tCLL.BL1.3.3 En la producció de textos orals proporciona exemples adequats com a suport al contingut de la comunicació. </text:p>
          </table:table-cell>
          <table:table-cell table:style-name="Taula1.D14" office:value-type="string">
            <text:p text:style-name="P129">CCLI</text:p>
          </table:table-cell>
          <table:table-cell table:style-name="Taula1.E14" office:value-type="string">
            <text:p text:style-name="_33__20_competencias"/>
          </table:table-cell>
          <table:table-cell table:style-name="Taula1.F14" office:value-type="string">
            <text:p text:style-name="_33__20_competencias"/>
          </table:table-cell>
          <table:table-cell table:style-name="Taula1.G14" office:value-type="string">
            <text:p text:style-name="_33__20_competencias"/>
          </table:table-cell>
          <table:table-cell table:style-name="Taula1.H1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5" office:value-type="string">
            <text:p text:style-name="P94">6tCLL.BL1.3.4 <text:span text:style-name="T29">En la producció de textos orals utilitza adequadament els marcadors textuals.</text:span></text:p>
          </table:table-cell>
          <table:table-cell table:style-name="Taula1.D15" office:value-type="string">
            <text:p text:style-name="P133">CCLI</text:p>
            <text:p text:style-name="P133">CAA</text:p>
          </table:table-cell>
          <table:table-cell table:style-name="Taula1.E15" office:value-type="string">
            <text:p text:style-name="_33__20_competencias"/>
          </table:table-cell>
          <table:table-cell table:style-name="Taula1.F15" office:value-type="string">
            <text:p text:style-name="_33__20_competencias"/>
          </table:table-cell>
          <table:table-cell table:style-name="Taula1.G15" office:value-type="string">
            <text:p text:style-name="_33__20_competencias"/>
          </table:table-cell>
          <table:table-cell table:style-name="Taula1.H15" office:value-type="string">
            <text:p text:style-name="_33__20_competencias"/>
          </table:table-cell>
        </table:table-row>
        <text:soft-page-break/>
        <table:table-row table:style-name="Taula1.1">
          <table:table-cell table:style-name="Taula1.A16" table:number-rows-spanned="2" office:value-type="string">
            <text:p text:style-name="P36">Memorització de textos literaris i no literaris adequats a l'edat, de diferents gèneres i amb diferent finalitat (lúdica, d'aprenentatge, etc.).</text:p>
            <text:p text:style-name="P36">Ús conscient dels recursos lingüístics i no lingüístics de l'expressió oral (gestos, entonació, etc.).</text:p>
            <text:p text:style-name="P36">Ús d'estratègies de memòria visual i auditiva per a retindre la informació de textos expositius. Ús de suports gràfics i escrits, esquemes i resums per a memoritzar textos.</text:p>
            <text:p text:style-name="P41">Reproducció oral de textos prèviament escoltats o llegits en diferents suports (acudits, exposicions, diàlegs, etc.), mantenint la seua coherència i estructura.</text:p>
          </table:table-cell>
          <table:table-cell table:style-name="Taula1.B16" table:number-rows-spanned="2" office:value-type="string">
            <text:p text:style-name="P85">6tCLL.BL1.4 Memoritzar i reproduir, individualment i en grup, textos literaris i no literaris adequats al nivell i pròxims als seus gustos i interessos, prèviament escoltats o llegits en diferents formats, aplicant amb creativitat les estratègies d'expressió oral adequades.</text:p>
          </table:table-cell>
          <table:table-cell table:style-name="Taula1.C16" office:value-type="string">
            <text:p text:style-name="P44"><text:span text:style-name="T4">6tCLL.BL1.4.1 Memoritza amb autonomia textos literaris i no literaris amb finalitat lúdica o com a estratègia d'aprenentatge relacionats amb referents culturals de l'entorn social.</text:span></text:p>
          </table:table-cell>
          <table:table-cell table:style-name="Taula1.D16" office:value-type="string">
            <text:p text:style-name="P107">CAA</text:p>
            <text:p text:style-name="P107">CCLI</text:p>
          </table:table-cell>
          <table:table-cell table:style-name="Taula1.E16" office:value-type="string">
            <text:p text:style-name="_33__20_competencias"/>
          </table:table-cell>
          <table:table-cell table:style-name="Taula1.F16" office:value-type="string">
            <text:p text:style-name="_33__20_competencias"/>
          </table:table-cell>
          <table:table-cell table:style-name="Taula1.G16" office:value-type="string">
            <text:p text:style-name="_33__20_competencias"/>
          </table:table-cell>
          <table:table-cell table:style-name="Taula1.H16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17" office:value-type="string">
            <text:p text:style-name="P29"><text:span text:style-name="T10">6tCLL.BL1.4.2 Reproduïx, </text:span><text:span text:style-name="T31">amb suport de recursos escrits, gràfics, visuals o auditius,</text:span><text:span text:style-name="T10"> textos orals amb finalitat lúdica o com a estratègia d'aprenentatge utilitzant els recursos no verbals per a reforçar la intenció comunicativa. </text:span></text:p>
          </table:table-cell>
          <table:table-cell table:style-name="Taula1.D17" office:value-type="string">
            <text:p text:style-name="P107">CAA</text:p>
            <text:p text:style-name="P64">CCLI</text:p>
          </table:table-cell>
          <table:table-cell table:style-name="Taula1.E17" office:value-type="string">
            <text:p text:style-name="_33__20_competencias"/>
          </table:table-cell>
          <table:table-cell table:style-name="Taula1.F17" office:value-type="string">
            <text:p text:style-name="_33__20_competencias"/>
          </table:table-cell>
          <table:table-cell table:style-name="Taula1.G17" office:value-type="string">
            <text:p text:style-name="_33__20_competencias"/>
          </table:table-cell>
          <table:table-cell table:style-name="Taula1.H17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20"><text:span text:style-name="T20">B</text:span>LOC <text:span text:style-name="T21">2</text:span>. <text:span text:style-name="T22">COMUNICACIÓ ESCRITA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19" office:value-type="string">
            <text:p text:style-name="P25">CONTINGUTS</text:p>
          </table:table-cell>
          <table:table-cell table:style-name="Taula1.B19" office:value-type="string">
            <text:p text:style-name="_33__20_gris">CRITERIS D’AVALUACIÓ</text:p>
          </table:table-cell>
          <table:table-cell table:style-name="Taula1.C19" office:value-type="string">
            <text:p text:style-name="_33__20_gris">INDICADORS D’ÈXIT</text:p>
          </table:table-cell>
          <table:table-cell table:style-name="Taula1.D19" office:value-type="string">
            <text:p text:style-name="_33__20_gris">CCLV</text:p>
          </table:table-cell>
          <table:table-cell table:style-name="Taula1.E19" office:value-type="string">
            <text:p text:style-name="P26">1<text:span text:style-name="T17">r</text:span> T</text:p>
          </table:table-cell>
          <table:table-cell table:style-name="Taula1.F19" office:value-type="string">
            <text:p text:style-name="P26">2<text:span text:style-name="T17">n</text:span> T</text:p>
          </table:table-cell>
          <table:table-cell table:style-name="Taula1.G19" office:value-type="string">
            <text:p text:style-name="P26">3<text:span text:style-name="T17">r</text:span> T</text:p>
          </table:table-cell>
          <table:table-cell table:style-name="Taula1.H19" office:value-type="string">
            <text:p text:style-name="P26">FIN</text:p>
          </table:table-cell>
        </table:table-row>
        <table:table-row table:style-name="Taula1.1">
          <table:table-cell table:style-name="Taula1.A20" table:number-rows-spanned="2" office:value-type="string">
            <text:p text:style-name="P68">Identificació, classificació, comparació i valoració dels mitjans de comunicació social: ràdio, cine, publicitat, televisió, Internet, etc.</text:p>
            <text:p text:style-name="P69">Classificació de gèneres orals propis dels mitjans de comunicació: noticiaris, concursos, musicals, esportius, promocionals, sèries, etc.</text:p>
            <text:p text:style-name="P69">Identificació dels subgèneres informatius, d'opinió i persuasius: notícia, roda de premsa, entrevista, reportatge, debat, publicitat.</text:p>
            <text:p text:style-name="P69">Valoració crítica dels mitjans de comunicació, distingint informació d'opinió i identificant la intenció comunicativa.</text:p>
            <text:p text:style-name="P57">Valoració dels mitjans de comunicació social com a instrument d'aprenentatge i d'accés a informacions i experiències d'altres persones.</text:p>
            <text:p text:style-name="P68">Comprensió de textos orals procedents de la ràdio, de la televisió o d'Internet per a obtindre informació general sobre fets i <text:soft-page-break/>esdeveniments d'actualitat, i com a instrument d'aprenentatge i d'accés a informacions i experiències d'altres persones que resulten significatius.</text:p>
            <text:p text:style-name="P81">Producció de textos orals propis dels mitjans de comunicació social per mitjà de simulació o participació per a oferir i compartir informació i opinió.</text:p>
          </table:table-cell>
          <table:table-cell table:style-name="Taula1.B20" table:number-rows-spanned="2" office:value-type="string">
            <text:p text:style-name="P153"><text:span text:style-name="T32">6tCLL.</text:span>BL1.5 Interpretar textos orals de l’àmbit escolar i social procedents dels mitjans de comunicació utilitzant les estratègies de comprensió oral del nivell educatiu exposant les seues conclusions personals sobre el contingut del missatge i la intenció de l’emissor, i imitar, amb supervisió, l’estructura i el llenguatge propi d’estos textos a fi d’oferir informació i opinió sobre temes d’actualitat social pròxims a la seua experiència. </text:p>
          </table:table-cell>
          <table:table-cell table:style-name="Taula1.C20" office:value-type="string">
            <text:p text:style-name="P51"><text:span text:style-name="T33">6tCLL.BL1.5.1 Interpreta textos orals del nivell educatiu procedents dels mitjans de comunicació (webs juvenils informatives, anuncis publicitaris, documentals, notícies, entrevistes, reportatges, rodes de premsa i debats)</text:span><text:span text:style-name="T10"> exposant críticament les seues pròpies conclusions.</text:span></text:p>
          </table:table-cell>
          <table:table-cell table:style-name="Taula1.D20" office:value-type="string">
            <text:p text:style-name="P130">CD</text:p>
            <text:p text:style-name="P130">CSC</text:p>
            <text:p text:style-name="P130">CCLI</text:p>
          </table:table-cell>
          <table:table-cell table:style-name="Taula1.E20" office:value-type="string">
            <text:p text:style-name="_33__20_competencias"/>
          </table:table-cell>
          <table:table-cell table:style-name="Taula1.F20" office:value-type="string">
            <text:p text:style-name="_33__20_competencias"/>
          </table:table-cell>
          <table:table-cell table:style-name="Taula1.G20" office:value-type="string">
            <text:p text:style-name="_33__20_competencias"/>
          </table:table-cell>
          <table:table-cell table:style-name="Taula1.H20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21" office:value-type="string">
            <text:p text:style-name="P52">6tCLL.BL1.5.2 Imita, a partir de models i amb supervisió, les estructures i el llenguatge propi de textos del nivell procedents dels mitjans de comunicació a fi d'oferir i compartir informació i opinió sobre temes d'actualitat social pròxims a la seua experiència.</text:p>
          </table:table-cell>
          <table:table-cell table:style-name="Taula1.D21" office:value-type="string">
            <text:p text:style-name="P130">CSC</text:p>
            <text:p text:style-name="P130">CCLI</text:p>
          </table:table-cell>
          <table:table-cell table:style-name="Taula1.E21" office:value-type="string">
            <text:p text:style-name="_33__20_competencias"/>
          </table:table-cell>
          <table:table-cell table:style-name="Taula1.F21" office:value-type="string">
            <text:p text:style-name="_33__20_competencias"/>
          </table:table-cell>
          <table:table-cell table:style-name="Taula1.G21" office:value-type="string">
            <text:p text:style-name="_33__20_competencias"/>
          </table:table-cell>
          <table:table-cell table:style-name="Taula1.H21" office:value-type="string">
            <text:p text:style-name="_33__20_competencias"/>
          </table:table-cell>
        </table:table-row>
        <table:table-row table:style-name="Taula1.1">
          <table:table-cell table:style-name="Taula1.A22" table:number-columns-spanned="8" office:value-type="string">
            <text:p text:style-name="P20"><text:span text:style-name="T20">B</text:span>LOC <text:span text:style-name="T21">2</text:span>. <text:span text:style-name="T22">COMUNICACIÓ ESCRITA. LLEGI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3" office:value-type="string">
            <text:p text:style-name="P124">Lectura de qualsevol tipus de textos continus i discontinus, en distints suports (impresos, digitals i multimodals) amb velocitat, fluïdesa i entonació correctes.</text:p>
          </table:table-cell>
          <table:table-cell table:style-name="Taula1.B23" office:value-type="string">
            <text:p text:style-name="P134">6tCLL.BL2.1 Llegir per iniciativa pròpia, adequant-se al format i a l’estructura textual, textos de l’àmbit escolar i social i triar les seues lectures personals i de suport a les tasques d’aprenentatge, segons les seues preferències i interessos, donant raons de les seues eleccions. </text:p>
          </table:table-cell>
          <table:table-cell table:style-name="Taula1.C23" office:value-type="string">
            <text:p text:style-name="P95">6tCLL.BL2.1.1 Llig correctament i amb<text:span text:style-name="T30"> supervisió</text:span> textos de l'àmbit escolar i social adequant-se al format i a l'estructura textual (textos literaris i no literaris complets o fragmentats, exposicions i argumentacions) establint per si mateix els objectius de la lectura.</text:p>
          </table:table-cell>
          <table:table-cell table:style-name="Taula1.D23" office:value-type="string">
            <text:p text:style-name="P118">CCLI</text:p>
          </table:table-cell>
          <table:table-cell table:style-name="Taula1.E23" office:value-type="string">
            <text:p text:style-name="_33__20_competencias"/>
          </table:table-cell>
          <table:table-cell table:style-name="Taula1.F23" office:value-type="string">
            <text:p text:style-name="_33__20_competencias"/>
          </table:table-cell>
          <table:table-cell table:style-name="Taula1.G23" office:value-type="string">
            <text:p text:style-name="_33__20_competencias"/>
          </table:table-cell>
          <table:table-cell table:style-name="Taula1.H23" office:value-type="string">
            <text:p text:style-name="_33__20_competencias"/>
          </table:table-cell>
        </table:table-row>
        <table:table-row table:style-name="Taula1.1">
          <table:table-cell table:style-name="Taula1.A24" office:value-type="string">
            <text:p text:style-name="P38"/>
          </table:table-cell>
          <table:table-cell table:style-name="Taula1.B24" office:value-type="string">
            <text:p text:style-name="P38"/>
          </table:table-cell>
          <table:table-cell table:style-name="Taula1.C24" office:value-type="string">
            <text:p text:style-name="P95">6tCLL.BL2.1.2 Llig, per iniciativa pròpia, textos de l'àmbit escolar i social i els utilitza com a suport a les tasques d'aprenentatge donant raons de les seues eleccions.</text:p>
          </table:table-cell>
          <table:table-cell table:style-name="Taula1.D24" office:value-type="string">
            <text:p text:style-name="P118">CCLI</text:p>
            <text:p text:style-name="P118">CAA</text:p>
          </table:table-cell>
          <table:table-cell table:style-name="Taula1.E24" office:value-type="string">
            <text:p text:style-name="_33__20_competencias"/>
          </table:table-cell>
          <table:table-cell table:style-name="Taula1.F24" office:value-type="string">
            <text:p text:style-name="_33__20_competencias"/>
          </table:table-cell>
          <table:table-cell table:style-name="Taula1.G24" office:value-type="string">
            <text:p text:style-name="_33__20_competencias"/>
          </table:table-cell>
          <table:table-cell table:style-name="Taula1.H24" office:value-type="string">
            <text:p text:style-name="_33__20_competencias"/>
          </table:table-cell>
        </table:table-row>
        <table:table-row table:style-name="Taula1.1">
          <table:table-cell table:style-name="Taula1.A25" office:value-type="string">
            <text:p text:style-name="P125">Ús d'estratègies per a la comprensió lectora: abans de la lectura a través d'informació paratextual (tipus de text, suport, format, tipus de lletra, índexs, paraules clau i elements icònics), establint els objectius de la lectura (lúdic, busca o aprenentatge), anticipant hipòtesi i analitzant l'estructura del text i la seua tipologia, tant durant la lectura com després de la lectura (extraient conclusions sobre el que llig).</text:p>
          </table:table-cell>
          <table:table-cell table:style-name="Taula1.B25" office:value-type="string">
            <text:p text:style-name="P114">6tCLL.BL2.2 Interpretar, de forma autònoma, reflexiva i dialogada amb l’ajuda dels seus companys, textos de l’àmbit escolar i social, anticipant i reformulant hipòtesis, inferint elements contextuals no explícits, identificant la tipologia del text i exposant les seues conclusions personals sobre el contingut i la intenció de l’autor. </text:p>
          </table:table-cell>
          <table:table-cell table:style-name="Taula1.C25" office:value-type="string">
            <text:p text:style-name="P135">6tCLL.BL2.2.1 Identifica el tema i el destinatari i la intenció de l'emissor en els textos escrits continus i discontinus, en distints suports: impresos, digitals i multimodals del nivell educatiu (instructius, predictius, publicitaris, poètics, teatrals i del còmic, etc.).</text:p>
          </table:table-cell>
          <table:table-cell table:style-name="Taula1.D25" office:value-type="string">
            <text:p text:style-name="P118">CCLI</text:p>
            <text:p text:style-name="P118">CAA</text:p>
          </table:table-cell>
          <table:table-cell table:style-name="Taula1.E25" office:value-type="string">
            <text:p text:style-name="_33__20_competencias"/>
          </table:table-cell>
          <table:table-cell table:style-name="Taula1.F25" office:value-type="string">
            <text:p text:style-name="_33__20_competencias"/>
          </table:table-cell>
          <table:table-cell table:style-name="Taula1.G25" office:value-type="string">
            <text:p text:style-name="_33__20_competencias"/>
          </table:table-cell>
          <table:table-cell table:style-name="Taula1.H25" office:value-type="string">
            <text:p text:style-name="_33__20_competencias"/>
          </table:table-cell>
        </table:table-row>
        <table:table-row table:style-name="Taula1.1">
          <table:table-cell table:style-name="Taula1.A28" table:number-rows-spanned="3" office:value-type="string">
            <text:p text:style-name="P38"/>
          </table:table-cell>
          <table:table-cell table:style-name="Taula1.B28" table:number-rows-spanned="3" office:value-type="string">
            <text:p text:style-name="P38"/>
          </table:table-cell>
          <table:table-cell table:style-name="Taula1.C32" office:value-type="string">
            <text:p text:style-name="P95">6tCLL.BL2.2.2 Reformula les conjectures que ha anticipat sobre el tema i els detalls del contingut de textos escrits <text:s/>a través d'elements contextuals.</text:p>
          </table:table-cell>
          <table:table-cell table:style-name="Taula1.D32" office:value-type="string">
            <text:p text:style-name="P118">CCLI</text:p>
            <text:p text:style-name="P118">CCA</text:p>
          </table:table-cell>
          <table:table-cell table:style-name="Taula1.E32" office:value-type="string">
            <text:p text:style-name="_33__20_competencias"/>
          </table:table-cell>
          <table:table-cell table:style-name="Taula1.F32" office:value-type="string">
            <text:p text:style-name="_33__20_competencias"/>
          </table:table-cell>
          <table:table-cell table:style-name="Taula1.G32" office:value-type="string">
            <text:p text:style-name="_33__20_competencias"/>
          </table:table-cell>
          <table:table-cell table:style-name="Taula1.H3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2" office:value-type="string">
            <text:p text:style-name="P95">6tCLL.BL2.2.3 Inferix elements contextuals no explícits exposant les seues conclusions personals sobre el contingut i la intenció de l'autor.</text:p>
          </table:table-cell>
          <table:table-cell table:style-name="Taula1.D32" office:value-type="string">
            <text:p text:style-name="P118">CCLI</text:p>
            <text:p text:style-name="P118">CAA</text:p>
          </table:table-cell>
          <table:table-cell table:style-name="Taula1.E32" office:value-type="string">
            <text:p text:style-name="_33__20_competencias"/>
          </table:table-cell>
          <table:table-cell table:style-name="Taula1.F32" office:value-type="string">
            <text:p text:style-name="_33__20_competencias"/>
          </table:table-cell>
          <table:table-cell table:style-name="Taula1.G32" office:value-type="string">
            <text:p text:style-name="_33__20_competencias"/>
          </table:table-cell>
          <table:table-cell table:style-name="Taula1.H32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2" office:value-type="string">
            <text:p text:style-name="P95">6tCLL.BL2.2.4 Identifica l'estructura bàsica de <text:soft-page-break/>diferents <text:s/>tipologies i gèneres textuals (descriptius, narratius, expositius, instructius, argumentatius, predictius).</text:p>
          </table:table-cell>
          <table:table-cell table:style-name="Taula1.D32" office:value-type="string">
            <text:p text:style-name="P118">CCLI</text:p>
            <text:p text:style-name="P118"><text:soft-page-break/>CCA</text:p>
          </table:table-cell>
          <table:table-cell table:style-name="Taula1.E32" office:value-type="string">
            <text:p text:style-name="_33__20_competencias"/>
          </table:table-cell>
          <table:table-cell table:style-name="Taula1.F32" office:value-type="string">
            <text:p text:style-name="_33__20_competencias"/>
          </table:table-cell>
          <table:table-cell table:style-name="Taula1.G32" office:value-type="string">
            <text:p text:style-name="_33__20_competencias"/>
          </table:table-cell>
          <table:table-cell table:style-name="Taula1.H32" office:value-type="string">
            <text:p text:style-name="_33__20_competencias"/>
          </table:table-cell>
        </table:table-row>
        <table:table-row table:style-name="Taula1.1">
          <table:table-cell table:style-name="Taula1.A30" table:number-rows-spanned="2" office:value-type="string">
            <text:p text:style-name="P122">Selecció de lectures personals de forma autònoma com a font de gaudi.</text:p>
            <text:p text:style-name="P157">Busca, localització i lectura d'informació en distints tipus de textos i fonts documentals per a ampliar coneixements i aplicar-los en treballs personals donant compte d'algunes referències bibliogràfiques: autor, editorial, gènere, il·lustracions, etc.</text:p>
            <text:p text:style-name="P157">Obtenció d'informació de manera guiada per mitjà de ferramentes digitals de busca, visualització i reproducció multimèdia (navegadors web, visualitzadors de documents, reproductors multimèdia, etc.) amb dispositius TIC.</text:p>
            <text:p text:style-name="P125">Utilització dirigida de les TIC per a localitzar, seleccionar, tractar i organitzar la informació de manera eficient i responsable, fent ús d'entorns virtuals, pàgines infantils i juvenils, premsa local, enciclopèdies, diccionaris, repositoris en línia, etc<text:span text:style-name="T34">.</text:span></text:p>
          </table:table-cell>
          <table:table-cell table:style-name="Taula1.B30" table:number-rows-spanned="2" office:value-type="string">
            <text:p text:style-name="P108">6tCLL.BL2.3 Llegir en mitjans digitals de forma autònoma, reflexiva i dialogada per a buscar, seleccionar i emmagatzemar informació, contrastant la informació i utilitzant-la per a <text:s/>ampliar coneixements, donant compte de les referències bibliogràfiques.</text:p>
          </table:table-cell>
          <table:table-cell table:style-name="Taula1.C29" office:value-type="string">
            <text:p text:style-name="P95">6tCLL.BL2.3.1<text:span text:style-name="T36"> Dóna</text:span><text:span text:style-name="T35"> compte de les referències bibliogràfiques i webgrafia de la informació seleccionada en mitjans </text:span>digitals (autor, editorial, enllaç, etc.).</text:p>
          </table:table-cell>
          <table:table-cell table:style-name="Taula1.D29" office:value-type="string">
            <text:p text:style-name="P118">CCLI</text:p>
            <text:p text:style-name="P118">CD</text:p>
          </table:table-cell>
          <table:table-cell table:style-name="Taula1.E29" office:value-type="string">
            <text:p text:style-name="_33__20_competencias"/>
          </table:table-cell>
          <table:table-cell table:style-name="Taula1.F29" office:value-type="string">
            <text:p text:style-name="_33__20_competencias"/>
          </table:table-cell>
          <table:table-cell table:style-name="Taula1.G29" office:value-type="string">
            <text:p text:style-name="_33__20_competencias"/>
          </table:table-cell>
          <table:table-cell table:style-name="Taula1.H2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0" office:value-type="string">
            <text:p text:style-name="P95">6tCLL.BL2.3.2 Contrasta la informació seleccionada en diverses fonts. </text:p>
          </table:table-cell>
          <table:table-cell table:style-name="Taula1.D30" office:value-type="string">
            <text:p text:style-name="P118">CD</text:p>
          </table:table-cell>
          <table:table-cell table:style-name="Taula1.E30" office:value-type="string">
            <text:p text:style-name="P38"/>
          </table:table-cell>
          <table:table-cell table:style-name="Taula1.F30" office:value-type="string">
            <text:p text:style-name="P38"/>
          </table:table-cell>
          <table:table-cell table:style-name="Taula1.G30" office:value-type="string">
            <text:p text:style-name="P35"/>
          </table:table-cell>
          <table:table-cell table:style-name="Taula1.H30" office:value-type="string">
            <text:p text:style-name="P117"/>
          </table:table-cell>
        </table:table-row>
        <table:table-row table:style-name="Taula1.1">
          <table:table-cell table:style-name="Taula1.A33" table:number-rows-spanned="3" office:value-type="string">
            <text:p text:style-name="P122">Utilització de manera autònoma de diferents tipus de biblioteques d'aula, centre, municipal, pública) i iniciació guiada a les virtuals, per a obtindre informació en tot tipus de suports i seleccionar lectures personals.</text:p>
            <text:p text:style-name="P125">Coneixement i respecte de les normes de funcionament de les biblioteques per a un ús responsable d'estes.</text:p>
          </table:table-cell>
          <table:table-cell table:style-name="Taula1.B33" table:number-rows-spanned="3" office:value-type="string">
            <text:p text:style-name="P134">6tCLL.BL2.4 Utilitzar, amb supervisió, diferents tipus de biblioteques per a buscar i localitzar informació en tot tipus de suports i seleccionar lectures personals, manejant de forma guiada els seus catàlegs en línia i reconéixer i respectar les seues normes de funcionament, fent un ús responsable de materials i espais funcionals.</text:p>
          </table:table-cell>
          <table:table-cell table:style-name="Taula1.C32" office:value-type="string">
            <text:p text:style-name="P135">6tCLL.BL2.4.1 Utilitza <text:span text:style-name="T30">amb supervisió</text:span> diferents tipus de biblioteques de l'entorn social i virtual per a buscar i localitzar informació en tot tipus de suports i seleccionar lectures personals.</text:p>
          </table:table-cell>
          <table:table-cell table:style-name="Taula1.D32" office:value-type="string">
            <text:p text:style-name="P118">CSC</text:p>
            <text:p text:style-name="P118">SIEE</text:p>
          </table:table-cell>
          <table:table-cell table:style-name="Taula1.E32" office:value-type="string">
            <text:p text:style-name="P38"/>
          </table:table-cell>
          <table:table-cell table:style-name="Taula1.F32" office:value-type="string">
            <text:p text:style-name="P38"/>
          </table:table-cell>
          <table:table-cell table:style-name="Taula1.G32" office:value-type="string">
            <text:p text:style-name="P35"/>
          </table:table-cell>
          <table:table-cell table:style-name="Taula1.H32" office:value-type="string">
            <text:p text:style-name="P117"/>
          </table:table-cell>
        </table:table-row>
        <table:table-row table:style-name="Taula1.1">
          <table:covered-table-cell/>
          <table:covered-table-cell/>
          <table:table-cell table:style-name="Taula1.C32" office:value-type="string">
            <text:p text:style-name="P96">6tCLLBL2.4.2 Reconeix, utilitza i respecta els sistemes d'ordenació i classificació de les biblioteques de l'entorn virtual. </text:p>
          </table:table-cell>
          <table:table-cell table:style-name="Taula1.D32" office:value-type="string">
            <text:p text:style-name="P118">CSC</text:p>
          </table:table-cell>
          <table:table-cell table:style-name="Taula1.E32" office:value-type="string">
            <text:p text:style-name="P38"/>
          </table:table-cell>
          <table:table-cell table:style-name="Taula1.F32" office:value-type="string">
            <text:p text:style-name="P38"/>
          </table:table-cell>
          <table:table-cell table:style-name="Taula1.G32" office:value-type="string">
            <text:p text:style-name="P35"/>
          </table:table-cell>
          <table:table-cell table:style-name="Taula1.H32" office:value-type="string">
            <text:p text:style-name="P117"/>
          </table:table-cell>
        </table:table-row>
        <table:table-row table:style-name="Taula1.1">
          <table:covered-table-cell/>
          <table:covered-table-cell/>
          <table:table-cell table:style-name="Taula1.C33" office:value-type="string">
            <text:p text:style-name="P53">6t. CLLBL2.4.3. Fa un ús responsable dels materials que utilitza procedents de biblioteques de l'entorn virtual.</text:p>
          </table:table-cell>
          <table:table-cell table:style-name="Taula1.D33" office:value-type="string">
            <text:p text:style-name="P118">CSC</text:p>
          </table:table-cell>
          <table:table-cell table:style-name="Taula1.E33" office:value-type="string">
            <text:p text:style-name="P38"/>
          </table:table-cell>
          <table:table-cell table:style-name="Taula1.F33" office:value-type="string">
            <text:p text:style-name="P38"/>
          </table:table-cell>
          <table:table-cell table:style-name="Taula1.G33" office:value-type="string">
            <text:p text:style-name="P35"/>
          </table:table-cell>
          <table:table-cell table:style-name="Taula1.H33" office:value-type="string">
            <text:p text:style-name="P117"/>
          </table:table-cell>
        </table:table-row>
        <table:table-row table:style-name="Taula1.1">
          <table:table-cell table:style-name="Taula1.A34" office:value-type="string">
            <text:p text:style-name="P126">Participació en les diferents accions previstes en el pla lector del centre referides a la comprensió i la dinamització lectora (videofòrum, etc.). </text:p>
          </table:table-cell>
          <table:table-cell table:style-name="Taula1.B34" office:value-type="string">
            <text:p text:style-name="P84">6tCLL.BL2.5 Participar de forma responsable i per iniciativa pròpia en accions del pla lector del centre, com videofòrums, lectures dialògiques, etc., per a millorar la seua competència lectora i refermar <text:soft-page-break/>l'hàbit lector, fent propostes i assumint responsabilitats en l'organització i desenrotllament d'algunes activitats.</text:p>
          </table:table-cell>
          <table:table-cell table:style-name="Taula1.C34" office:value-type="string">
            <text:p text:style-name="P95">6tCLL.BL2.5.1 Col·labora fent propostes i assumint responsabilitats en l'organització d'algunes activitats del pla lector del centre (videofòrums, lectures dialògiques, etc.). </text:p>
          </table:table-cell>
          <table:table-cell table:style-name="Taula1.D34" office:value-type="string">
            <text:p text:style-name="P65">CCLI</text:p>
            <text:p text:style-name="P65">CSC</text:p>
            <text:p text:style-name="P65">CEC</text:p>
          </table:table-cell>
          <table:table-cell table:style-name="Taula1.E34" office:value-type="string">
            <text:p text:style-name="P38"/>
          </table:table-cell>
          <table:table-cell table:style-name="Taula1.F34" office:value-type="string">
            <text:p text:style-name="P38"/>
          </table:table-cell>
          <table:table-cell table:style-name="Taula1.G34" office:value-type="string">
            <text:p text:style-name="P35"/>
          </table:table-cell>
          <table:table-cell table:style-name="Taula1.H34" office:value-type="string">
            <text:p text:style-name="P117"/>
          </table:table-cell>
        </table:table-row>
        <table:table-row table:style-name="Taula1.1">
          <table:table-cell table:style-name="Taula1.A2" table:number-columns-spanned="8" office:value-type="string">
            <text:p text:style-name="P115">BLOC 3. COMUNICACIÓ ESCRITA. ESCRI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25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26">1<text:span text:style-name="T17">r</text:span> T</text:p>
          </table:table-cell>
          <table:table-cell table:style-name="Taula1.A4" office:value-type="string">
            <text:p text:style-name="P26">2<text:span text:style-name="T17">n</text:span> T</text:p>
          </table:table-cell>
          <table:table-cell table:style-name="Taula1.A4" office:value-type="string">
            <text:p text:style-name="P26">3<text:span text:style-name="T17">r</text:span> T</text:p>
          </table:table-cell>
          <table:table-cell table:style-name="Taula1.H4" office:value-type="string">
            <text:p text:style-name="P26">FIN</text:p>
          </table:table-cell>
        </table:table-row>
        <table:table-row table:style-name="Taula1.1">
          <table:table-cell table:style-name="Taula1.A40" table:number-rows-spanned="4" office:value-type="string">
            <text:p text:style-name="P158">Coneixement i ús guiat dels elements bàsics de textos (suport textual, silueta, variacions tipogràfiques, presència d’il·lustracions...) de l’àmbit escolar i social. </text:p>
            <text:p text:style-name="P158">Planificació: organització del contingut i ús dels recursos lingüístics necessaris segons la intenció comunicativa, el destinatari i el tipus de text, per a escriure textos instructius, publicitaris i narratius de caràcter gràfic. </text:p>
            <text:p text:style-name="P158">Redacció de l’esborrany, avaluació i revisió reflexiva del text per a millorar-lo amb la col·laboració tant de companys com d’un adult. </text:p>
            <text:p text:style-name="P158">Escriptura i reescriptura, individual o col·lectiva, de textos amb diferents intencions i de l’àmbit escolar o social. </text:p>
            <text:p text:style-name="P161"><text:span text:style-name="T24">Aplica</text:span><text:span text:style-name="T37">ció de les normes ortogràfiques tant en les produccions escrites com en dictats, entre altres </text:span><text:span text:style-name="T38">tècniques, a fi de consolidar les normes gramaticals i ortogràfiques. </text:span></text:p>
            <text:p text:style-name="P158">Ús d’un vocabulari adequat al nivell educatiu. </text:p>
            <text:p text:style-name="P159">Redacció de l'esborrany.</text:p>
            <text:p text:style-name="P162">Escriptura i reescriptura, individual o col·lectiva, seguint models, de textos amb diferents intencions, tant de l'àmbit escolar com del social, amb una cal·ligrafia, orde i neteja adequats i amb un registre formal i un vocabulari en consonància al nivell educatiu.</text:p>
          </table:table-cell>
          <table:table-cell table:style-name="Taula1.B40" table:number-rows-spanned="4" office:value-type="string">
            <text:p text:style-name="P97">6tCLL.BL3.1 Planificar i escriure, de forma reflexiva i dialogada, amb la supervisió d'un adult i la col·laboració dels seus companys, textos dels gèneres més habituals del nivell educatiu, redactant l'esborrany, adequant el contingut a la situació de comunicació, amb una estructura coherent i un vocabulari apropiat i utilitzant els recursos lingüístics amb creativitat i sentit estètic.</text:p>
          </table:table-cell>
          <table:table-cell table:style-name="Taula1.C37" office:value-type="string">
            <text:p text:style-name="P92">6tCLL.BL3.1 Planificar i escriure, de forma reflexiva i dialogada, amb la supervisió d'un adult i la col·laboració dels seus companys, textos dels gèneres més habituals del nivell educatiu, redactant l'esborrany, adequant el contingut a la situació de comunicació, amb una estructura coherent i un vocabulari apropiat i utilitzant els recursos lingüístics amb creativitat i sentit estètic.</text:p>
          </table:table-cell>
          <table:table-cell table:style-name="Taula1.D37" office:value-type="string">
            <text:p text:style-name="P24"/>
          </table:table-cell>
          <table:table-cell table:style-name="Taula1.E37" office:value-type="string">
            <text:p text:style-name="_33__20_competencias"/>
          </table:table-cell>
          <table:table-cell table:style-name="Taula1.F37" office:value-type="string">
            <text:p text:style-name="_33__20_competencias"/>
          </table:table-cell>
          <table:table-cell table:style-name="Taula1.G37" office:value-type="string">
            <text:p text:style-name="_33__20_competencias"/>
          </table:table-cell>
          <table:table-cell table:style-name="Taula1.H3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8" office:value-type="string">
            <text:p text:style-name="P92">6tCLL.BL3.1.2 Quan redacta textos, organitza la informació de forma completa i progressiva, utilitzant adequadament marcadors textuals i ordenant la informació en paràgrafs.</text:p>
          </table:table-cell>
          <table:table-cell table:style-name="Taula1.D38" office:value-type="string">
            <text:p text:style-name="P118">CCLI</text:p>
            <text:p text:style-name="P118">CAA</text:p>
          </table:table-cell>
          <table:table-cell table:style-name="Taula1.E38" office:value-type="string">
            <text:p text:style-name="_33__20_competencias"/>
          </table:table-cell>
          <table:table-cell table:style-name="Taula1.F38" office:value-type="string">
            <text:p text:style-name="_33__20_competencias"/>
          </table:table-cell>
          <table:table-cell table:style-name="Taula1.G38" office:value-type="string">
            <text:p text:style-name="_33__20_competencias"/>
          </table:table-cell>
          <table:table-cell table:style-name="Taula1.H3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39" office:value-type="string">
            <text:p text:style-name="P92">6tCLL.BL3.1.3 Quan redacta proporciona exemples adequats com a suport al contingut de la comunicació i utilitza termes inclusius en compte de discriminatoris.</text:p>
          </table:table-cell>
          <table:table-cell table:style-name="Taula1.D39" office:value-type="string">
            <text:p text:style-name="P118">CCLI</text:p>
          </table:table-cell>
          <table:table-cell table:style-name="Taula1.E39" office:value-type="string">
            <text:p text:style-name="_33__20_competencias"/>
          </table:table-cell>
          <table:table-cell table:style-name="Taula1.F39" office:value-type="string">
            <text:p text:style-name="_33__20_competencias"/>
          </table:table-cell>
          <table:table-cell table:style-name="Taula1.G39" office:value-type="string">
            <text:p text:style-name="_33__20_competencias"/>
          </table:table-cell>
          <table:table-cell table:style-name="Taula1.H39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0" office:value-type="string">
            <text:p text:style-name="P92">6tCLL.BL3.1.<text:span text:style-name="T39">4</text:span> Quan redacta textos, utilitza adequadament alguns recursos lingüístics (la comparació, la hipèrbole, la metàfora, l'al·literació, la <text:span text:style-name="T25">metonímia, l'hipèrbaton</text:span> i el joc de paraules) <text:span text:style-name="T40">amb creativitat i sentit estètic</text:span>.</text:p>
          </table:table-cell>
          <table:table-cell table:style-name="Taula1.D40" office:value-type="string">
            <text:p text:style-name="P118">CCLI</text:p>
          </table:table-cell>
          <table:table-cell table:style-name="Taula1.E40" office:value-type="string">
            <text:p text:style-name="_33__20_competencias"/>
          </table:table-cell>
          <table:table-cell table:style-name="Taula1.F40" office:value-type="string">
            <text:p text:style-name="_33__20_competencias"/>
          </table:table-cell>
          <table:table-cell table:style-name="Taula1.G40" office:value-type="string">
            <text:p text:style-name="_33__20_competencias"/>
          </table:table-cell>
          <table:table-cell table:style-name="Taula1.H40" office:value-type="string">
            <text:p text:style-name="_33__20_competencias"/>
          </table:table-cell>
        </table:table-row>
        <table:table-row table:style-name="Taula1.1">
          <table:table-cell table:style-name="Taula1.A42" table:number-rows-spanned="2" office:value-type="string">
            <text:p text:style-name="P165">Avaluació i revisió del text per a millorar-ho amb ajuda de guies (organitzadors lògics) i <text:soft-page-break/>dels companys.</text:p>
            <text:p text:style-name="P166">Reescriptura del producte final.</text:p>
            <text:p text:style-name="P166">Selecció raonada de les produccions a incloure en el portfolio. </text:p>
            <text:p text:style-name="P149">Normes gramaticals i ortogràfiques del nivell educatiu.</text:p>
          </table:table-cell>
          <table:table-cell table:style-name="Taula1.B42" table:number-rows-spanned="2" office:value-type="string">
            <text:p text:style-name="P93">6tCLL.BL3.2 Realitzar el procés de revisió de textos escrits, detectant amb autonomia errors i resolent <text:soft-page-break/>els dubtes de forma reflexiva i dialogada, per a millorar el producte final i presentar-lo cuidant els seus aspectes formals i respectant les normes de correcció gramatical i ortogràfica del nivell educatiu.</text:p>
          </table:table-cell>
          <table:table-cell table:style-name="Taula1.C41" office:value-type="string">
            <text:p text:style-name="P89"><text:span text:style-name="T10">6tCLL.BL3.2.1 Realitza el procés de revisió de textos escrits detectant errors </text:span><text:span text:style-name="T31">amb autonomia</text:span><text:span text:style-name="T10"> i resolent els </text:span><text:soft-page-break/><text:span text:style-name="T10">dubtes de forma reflexiva i dialogada per a millorar el producte final.</text:span></text:p>
          </table:table-cell>
          <table:table-cell table:style-name="Taula1.D41" office:value-type="string">
            <text:p text:style-name="P118">CCLI</text:p>
            <text:p text:style-name="P118">CAA</text:p>
          </table:table-cell>
          <table:table-cell table:style-name="Taula1.E41" office:value-type="string">
            <text:p text:style-name="_33__20_competencias"/>
          </table:table-cell>
          <table:table-cell table:style-name="Taula1.F41" office:value-type="string">
            <text:p text:style-name="_33__20_competencias"/>
          </table:table-cell>
          <table:table-cell table:style-name="Taula1.G41" office:value-type="string">
            <text:p text:style-name="_33__20_competencias"/>
          </table:table-cell>
          <table:table-cell table:style-name="Taula1.H41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42" office:value-type="string">
            <text:p text:style-name="P93">6tCLL.BL3.2.2 Presenta els textos revisats cuidant els seus aspectes formals (cal·ligrafia, format de presentació, etc.) adequant-los als gèneres textuals propis del nivell educatiu (descripcions, narracions, exposicions, donar instruccions, textos d'opinió i persuasius). </text:p>
          </table:table-cell>
          <table:table-cell table:style-name="Taula1.D42" office:value-type="string">
            <text:p text:style-name="P118">CCLI</text:p>
            <text:p text:style-name="P118">CAA</text:p>
          </table:table-cell>
          <table:table-cell table:style-name="Taula1.E42" office:value-type="string">
            <text:p text:style-name="_33__20_competencias"/>
          </table:table-cell>
          <table:table-cell table:style-name="Taula1.F42" office:value-type="string">
            <text:p text:style-name="_33__20_competencias"/>
          </table:table-cell>
          <table:table-cell table:style-name="Taula1.G42" office:value-type="string">
            <text:p text:style-name="_33__20_competencias"/>
          </table:table-cell>
          <table:table-cell table:style-name="Taula1.H42" office:value-type="string">
            <text:p text:style-name="_33__20_competencias"/>
          </table:table-cell>
        </table:table-row>
        <table:table-row table:style-name="Taula1.1">
          <table:table-cell table:style-name="Taula1.A43" office:value-type="string">
            <text:p text:style-name="P98"/>
          </table:table-cell>
          <table:table-cell table:style-name="Taula1.B43" office:value-type="string">
            <text:p text:style-name="P15"/>
          </table:table-cell>
          <table:table-cell table:style-name="Taula1.C43" office:value-type="string">
            <text:p text:style-name="P90"><text:span text:style-name="T10">6t. CLLBL3.2.2. Presenta els textos revisats respectant les normes de correcció gramatical i ortogràfica del nivell educatiu </text:span><text:span text:style-name="T41">(…) </text:span><text:span text:style-name="T42">* Vegeu el quadro elements gramaticals.</text:span></text:p>
          </table:table-cell>
          <table:table-cell table:style-name="Taula1.D43" office:value-type="string">
            <text:p text:style-name="P118">CCLI</text:p>
            <text:p text:style-name="P118">CAA</text:p>
          </table:table-cell>
          <table:table-cell table:style-name="Taula1.E43" office:value-type="string">
            <text:p text:style-name="_33__20_competencias"/>
          </table:table-cell>
          <table:table-cell table:style-name="Taula1.F43" office:value-type="string">
            <text:p text:style-name="_33__20_competencias"/>
          </table:table-cell>
          <table:table-cell table:style-name="Taula1.G43" office:value-type="string">
            <text:p text:style-name="_33__20_competencias"/>
          </table:table-cell>
          <table:table-cell table:style-name="Taula1.H43" office:value-type="string">
            <text:p text:style-name="_33__20_competencias"/>
          </table:table-cell>
        </table:table-row>
        <table:table-row table:style-name="Taula1.1">
          <table:table-cell table:style-name="Taula1.A44" office:value-type="string">
            <text:p text:style-name="P55">Ortografia</text:p>
            <text:p text:style-name="P42">Regles generals d'ortografia i les seues excepcions.</text:p>
            <text:p text:style-name="P43"><text:s/></text:p>
            <text:p text:style-name="P70">Aplicació de les regles d'accentuació a qualsevol classe de paraula.</text:p>
            <text:p text:style-name="P70">Accents diacrítics.</text:p>
            <text:p text:style-name="P71"><text:span text:style-name="T9">Ortografia dels verbs irregulars.</text:span></text:p>
          </table:table-cell>
          <table:table-cell table:style-name="Taula1.B44" office:value-type="string">
            <text:p text:style-name="P30"/>
          </table:table-cell>
          <table:table-cell table:style-name="Taula1.C44" office:value-type="string">
            <text:p text:style-name="P11"/>
          </table:table-cell>
          <table:table-cell table:style-name="Taula1.D44" office:value-type="string">
            <text:p text:style-name="P24"/>
          </table:table-cell>
          <table:table-cell table:style-name="Taula1.E44" office:value-type="string">
            <text:p text:style-name="_33__20_competencias"/>
          </table:table-cell>
          <table:table-cell table:style-name="Taula1.F44" office:value-type="string">
            <text:p text:style-name="_33__20_competencias"/>
          </table:table-cell>
          <table:table-cell table:style-name="Taula1.G44" office:value-type="string">
            <text:p text:style-name="_33__20_competencias"/>
          </table:table-cell>
          <table:table-cell table:style-name="Taula1.H44" office:value-type="string">
            <text:p text:style-name="_33__20_competencias"/>
          </table:table-cell>
        </table:table-row>
        <table:table-row table:style-name="Taula1.1">
          <table:table-cell table:style-name="Taula1.A45" office:value-type="string">
            <text:p text:style-name="P73">Concordança</text:p>
            <text:p text:style-name="P71">Concordança entre subjecte i predicat.</text:p>
            <text:p text:style-name="P74">Conjugació de verbs regulars i irregulars.</text:p>
          </table:table-cell>
          <table:table-cell table:style-name="Taula1.B45" office:value-type="string">
            <text:p text:style-name="P32"/>
          </table:table-cell>
          <table:table-cell table:style-name="Taula1.C45" office:value-type="string">
            <text:p text:style-name="P11"/>
          </table:table-cell>
          <table:table-cell table:style-name="Taula1.D45" office:value-type="string">
            <text:p text:style-name="P24"/>
          </table:table-cell>
          <table:table-cell table:style-name="Taula1.E45" office:value-type="string">
            <text:p text:style-name="_33__20_competencias"/>
          </table:table-cell>
          <table:table-cell table:style-name="Taula1.F45" office:value-type="string">
            <text:p text:style-name="_33__20_competencias"/>
          </table:table-cell>
          <table:table-cell table:style-name="Taula1.G45" office:value-type="string">
            <text:p text:style-name="_33__20_competencias"/>
          </table:table-cell>
          <table:table-cell table:style-name="Taula1.H45" office:value-type="string">
            <text:p text:style-name="_33__20_competencias"/>
          </table:table-cell>
        </table:table-row>
        <table:table-row table:style-name="Taula1.1">
          <table:table-cell table:style-name="Taula1.A46" office:value-type="string">
            <text:p text:style-name="P60">Connectors, marcadors i signes de puntuació.</text:p>
            <text:p text:style-name="P71">Ús adequat dels signes de puntuació: punt, coma, dos punts, punt i coma, punts suspensius, signes d'interrogació, signes d'exclamació, parèntesi, la ratlla, el guió i les cometes.</text:p>
            <text:p text:style-name="P70">Ús dels marcadors textuals bàsics que donen cohesió a les produccions orals i escrites.</text:p>
            <text:p text:style-name="P61">Ús d'adverbis i locucions adverbials.</text:p>
          </table:table-cell>
          <table:table-cell table:style-name="Taula1.B46" office:value-type="string">
            <text:p text:style-name="P32"/>
          </table:table-cell>
          <table:table-cell table:style-name="Taula1.C46" office:value-type="string">
            <text:p text:style-name="P9"/>
          </table:table-cell>
          <table:table-cell table:style-name="Taula1.D46" office:value-type="string">
            <text:p text:style-name="P24"/>
          </table:table-cell>
          <table:table-cell table:style-name="Taula1.E46" office:value-type="string">
            <text:p text:style-name="_33__20_competencias"/>
          </table:table-cell>
          <table:table-cell table:style-name="Taula1.F46" office:value-type="string">
            <text:p text:style-name="_33__20_competencias"/>
          </table:table-cell>
          <table:table-cell table:style-name="Taula1.G46" office:value-type="string">
            <text:p text:style-name="_33__20_competencias"/>
          </table:table-cell>
          <table:table-cell table:style-name="Taula1.H46" office:value-type="string">
            <text:p text:style-name="_33__20_competencias"/>
          </table:table-cell>
        </table:table-row>
        <table:table-row table:style-name="Taula1.1">
          <table:table-cell table:style-name="Taula1.A47" office:value-type="string">
            <text:p text:style-name="P60">Vocabulari</text:p>
            <text:p text:style-name="P71">Deducció de les normes que regulen la formació de paraules.</text:p>
            <text:p text:style-name="P123"><text:span text:style-name="T24">Prefixos i sufixos:</text:span><text:span text:style-name="T43"> distinció</text:span><text:span text:style-name="T24"> dels matisos de </text:span><text:soft-page-break/><text:span text:style-name="T24">significat que aporten.</text:span></text:p>
            <text:p text:style-name="P70">Camp semàntic.</text:p>
            <text:p text:style-name="P70">Arcaismes, neologismes i estrangerismes.</text:p>
            <text:p text:style-name="P39">Frases fetes i relació amb el seu sentit figurat. </text:p>
          </table:table-cell>
          <table:table-cell table:style-name="Taula1.B47" office:value-type="string">
            <text:p text:style-name="P12"/>
          </table:table-cell>
          <table:table-cell table:style-name="Taula1.C47" office:value-type="string">
            <text:p text:style-name="P19"/>
          </table:table-cell>
          <table:table-cell table:style-name="Taula1.D47" office:value-type="string">
            <text:p text:style-name="Standard"/>
          </table:table-cell>
          <table:table-cell table:style-name="Taula1.E47" office:value-type="string">
            <text:p text:style-name="Standard"/>
          </table:table-cell>
          <table:table-cell table:style-name="Taula1.F47" office:value-type="string">
            <text:p text:style-name="Standard"/>
          </table:table-cell>
          <table:table-cell table:style-name="Taula1.G47" office:value-type="string">
            <text:p text:style-name="Standard"/>
          </table:table-cell>
          <table:table-cell table:style-name="Taula1.H47" office:value-type="string">
            <text:p text:style-name="Standard"/>
          </table:table-cell>
        </table:table-row>
        <table:table-row table:style-name="Taula1.1">
          <table:table-cell table:style-name="Taula1.A48" office:value-type="string">
            <text:p text:style-name="P167"><text:span text:style-name="T4">Tècniques per al tractament de la informació: esquemes lògics, resums, gràfics i mapes conceptuals o ferramentes senzilles d'edició i presentació de continguts digitals,</text:span><text:span text:style-name="T24"> </text:span></text:p>
            <text:p text:style-name="P164">com ara especificar la bibliografia i <text:s/>bibliografia web utilitzada en un treball.</text:p>
            <text:p text:style-name="P160">Presentació de la informació en paper o en suport digital etiquetant imatges o a través de textos curts com avisos i notes.</text:p>
            <text:p text:style-name="P163">Memorització comprensiva de la informació degudament organitzada.</text:p>
          </table:table-cell>
          <table:table-cell table:style-name="Taula1.B48" office:value-type="string">
            <text:p text:style-name="P143">6tCLL.BL3.3 Utilitzar, amb supervisió, l'escriptura per a organitzar la informació obtinguda durant l'escolta activa o la lectura reflexiva en diferents mitjans de forma contrastada, per mitjà d'esquemes lògics, resums, gràfics i mapes conceptuals o ferramentes senzilles d'edició i presentació de continguts digitals, per a utilitzar-la en la redacció de textos o les tasques utilitzant els diversos recursos de forma responsable.</text:p>
          </table:table-cell>
          <table:table-cell table:style-name="Taula1.C48" office:value-type="string">
            <text:p text:style-name="P93">6tCLL.BL3.3.1 Organitza amb<text:span text:style-name="T30"> supervisió</text:span> la informació obtinguda durant l'escolta activa o la lectura reflexiva en diferents mitjans de forma contrastada per mitjà de mapes conceptuals en suport paper o digital per a utilitzar-la en la redacció de textos o en tasques d'aprenentatge. </text:p>
          </table:table-cell>
          <table:table-cell table:style-name="Taula1.D48" office:value-type="string">
            <text:p text:style-name="P119">CAA<text:line-break/>CD</text:p>
          </table:table-cell>
          <table:table-cell table:style-name="Taula1.E48" office:value-type="string">
            <text:p text:style-name="Standard"/>
          </table:table-cell>
          <table:table-cell table:style-name="Taula1.F48" office:value-type="string">
            <text:p text:style-name="Standard"/>
          </table:table-cell>
          <table:table-cell table:style-name="Taula1.G48" office:value-type="string">
            <text:p text:style-name="Standard"/>
          </table:table-cell>
          <table:table-cell table:style-name="Taula1.H48" office:value-type="string">
            <text:p text:style-name="Standard"/>
          </table:table-cell>
        </table:table-row>
        <table:table-row table:style-name="Taula1.1">
          <table:table-cell table:style-name="Taula1.A49" office:value-type="string">
            <text:p text:style-name="P60"/>
          </table:table-cell>
          <table:table-cell table:style-name="Taula1.B49" office:value-type="string">
            <text:p text:style-name="P12"/>
          </table:table-cell>
          <table:table-cell table:style-name="Taula1.C49" office:value-type="string">
            <text:p text:style-name="P93">6tCLL.BL3.3.2 Utilitza de manera responsable ferramentes de busca de visualització digital i entorns virtuals, contrastant la informació en diverses fonts i donant compte de les referències bibliogràfiques i de bibliografia web, quan siga oportú.</text:p>
          </table:table-cell>
          <table:table-cell table:style-name="Taula1.D49" office:value-type="string">
            <text:p text:style-name="P119">CSC<text:line-break/>CD</text:p>
          </table:table-cell>
          <table:table-cell table:style-name="Taula1.E49" office:value-type="string">
            <text:p text:style-name="Standard"/>
          </table:table-cell>
          <table:table-cell table:style-name="Taula1.F49" office:value-type="string">
            <text:p text:style-name="Standard"/>
          </table:table-cell>
          <table:table-cell table:style-name="Taula1.G49" office:value-type="string">
            <text:p text:style-name="Standard"/>
          </table:table-cell>
          <table:table-cell table:style-name="Taula1.H49" office:value-type="string">
            <text:p text:style-name="Standard"/>
          </table:table-cell>
        </table:table-row>
        <table:table-row table:style-name="Taula1.1">
          <table:table-cell table:style-name="Taula1.A2" table:number-columns-spanned="8" office:value-type="string">
            <text:p text:style-name="P23"><text:span text:style-name="T19">B</text:span><text:span text:style-name="T18">LOC 4. GRAMÀT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4" office:value-type="string">
            <text:p text:style-name="P25">CONTINGUTS</text:p>
          </table:table-cell>
          <table:table-cell table:style-name="Taula1.A4" office:value-type="string">
            <text:p text:style-name="_33__20_gris">CRITERIS D’AVALUACIÓ</text:p>
          </table:table-cell>
          <table:table-cell table:style-name="Taula1.A4" office:value-type="string">
            <text:p text:style-name="_33__20_gris">INDICADORS D’ÈXIT</text:p>
          </table:table-cell>
          <table:table-cell table:style-name="Taula1.A4" office:value-type="string">
            <text:p text:style-name="_33__20_gris">CCLV</text:p>
          </table:table-cell>
          <table:table-cell table:style-name="Taula1.A4" office:value-type="string">
            <text:p text:style-name="P26">1<text:span text:style-name="T17">r</text:span> T</text:p>
          </table:table-cell>
          <table:table-cell table:style-name="Taula1.A4" office:value-type="string">
            <text:p text:style-name="P26">2<text:span text:style-name="T17">n</text:span> T</text:p>
          </table:table-cell>
          <table:table-cell table:style-name="Taula1.A4" office:value-type="string">
            <text:p text:style-name="P26">3<text:span text:style-name="T17">r</text:span> T</text:p>
          </table:table-cell>
          <table:table-cell table:style-name="Taula1.H4" office:value-type="string">
            <text:p text:style-name="P26">FIN</text:p>
          </table:table-cell>
        </table:table-row>
        <table:table-row table:style-name="Taula1.1">
          <table:table-cell table:style-name="Taula1.A4" table:number-rows-spanned="2" office:value-type="string">
            <text:p text:style-name="P109">Explicitació de coneixements gramaticals que es dominen implícitament.</text:p>
            <text:p text:style-name="P109">Consolidació de nocions gramaticals, lèxiques, fonològiques i ortogràfiques adquirides en cursos anteriors.</text:p>
            <text:p text:style-name="P109">Locucions adverbials.</text:p>
            <text:p text:style-name="P109">Interjeccions: característiques principals.</text:p>
            <text:p text:style-name="P109">Diferències entre noms individuals i col·lectius: identificació de nom col·lectiu amb el seu corresponent individual.</text:p>
            <text:p text:style-name="P109">El verb: mode, temps, nombre i persona gramatical de totes maneres verbal.</text:p>
            <text:p text:style-name="P109"><text:soft-page-break/>Identificació de les irregularitats més freqüents en els verbs castellans.</text:p>
            <text:p text:style-name="P109">Segmentació en síl·labes i aplicació de les regles d'accentuació a qualsevol tipus de paraula.</text:p>
            <text:p text:style-name="P109">Accents diacrítics.</text:p>
            <text:p text:style-name="P109">Ortografia dels verbs irregulars.</text:p>
            <text:p text:style-name="P109">Ús adequat dels signes de puntuació: punts suspensius, parèntesi, guió, cometes.</text:p>
            <text:p text:style-name="P109">Ús dels connectors bàsics que donen cohesió a les produccions orals i escrites.</text:p>
            <text:p text:style-name="P109">Deducció i anàlisi de les normes que regulen la formació de les paraules.</text:p>
            <text:p text:style-name="P87">Classificació de les formes verbals segons pertanguen a verbs regulars o irregulars i identificació de les seues diferències.</text:p>
          </table:table-cell>
          <table:table-cell table:style-name="Taula1.A4" table:number-rows-spanned="2" office:value-type="string">
            <text:p text:style-name="P143">6tCLL.BL4.1 Aplicar els coneixements sobre els elements bàsics del sistema lingüístic adequats al nivell educatiu, adquirits per mitjà d'un procés de reflexió individual i col·lectiva, per a interpretar, elaborar i revisar textos detectant errors i resolent dubtes, amb la supervisió d'un adult i la col·laboració dels seus companys.</text:p>
          </table:table-cell>
          <table:table-cell table:style-name="Taula1.A4" office:value-type="string">
            <text:p text:style-name="P151">6tCLL.BL4.1.1 Participa a través de la reflexió i el diàleg en el procés d'interpretació i elaboració de textos, aplicant amb autonomia i en col·laboració amb els seus companys <text:s/>els coneixements sobre els elements del sistema lingüístic adequats al nivell educatiu, fent explícits els seus dubtes i proposant possibles alternatives de resposta</text:p>
          </table:table-cell>
          <table:table-cell table:style-name="Taula1.A4" office:value-type="string">
            <text:p text:style-name="P121">CCLI</text:p>
            <text:p text:style-name="P120">CAA<text:line-break/></text:p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A4" office:value-type="string">
            <text:p text:style-name="_33__20_competencias"/>
          </table:table-cell>
          <table:table-cell table:style-name="Taula1.H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3" office:value-type="string">
            <text:p text:style-name="P113"><text:span text:style-name="T5">6tCLL.BL4.1.2 Revisa textos, amb</text:span><text:span text:style-name="T7"> autonomia</text:span><text:span text:style-name="T5"> i/o la col·laboració dels seus companys/es, aplicant els coneixements sobre els elements del sistema lingüístic adequats al nivell educatiu, detectant per si mateix errors i corregint-los.</text:span></text:p>
            <text:p text:style-name="P47"><text:soft-page-break/><text:span text:style-name="T42">* Vegeu el quadro elements gramaticals BL3</text:span>.</text:p>
          </table:table-cell>
          <table:table-cell table:style-name="Taula1.D53" office:value-type="string">
            <text:p text:style-name="P120">CAA</text:p>
            <text:p text:style-name="P120"><text:span text:style-name="T51">CD</text:span><text:line-break/>C<text:span text:style-name="T51">AA</text:span></text:p>
          </table:table-cell>
          <table:table-cell table:style-name="Taula1.E53" office:value-type="string">
            <text:p text:style-name="_33__20_competencias"/>
          </table:table-cell>
          <table:table-cell table:style-name="Taula1.F53" office:value-type="string">
            <text:p text:style-name="_33__20_competencias"/>
          </table:table-cell>
          <table:table-cell table:style-name="Taula1.G53" office:value-type="string">
            <text:p text:style-name="_33__20_competencias"/>
          </table:table-cell>
          <table:table-cell table:style-name="Taula1.H53" office:value-type="string">
            <text:p text:style-name="_33__20_competencias"/>
          </table:table-cell>
        </table:table-row>
        <table:table-row table:style-name="Taula1.1">
          <table:table-cell table:style-name="Taula1.A55" table:number-rows-spanned="2" office:value-type="string">
            <text:p text:style-name="P110">Inferència del significat de paraules a partir del context.</text:p>
            <text:p text:style-name="P110">Elecció del diccionari adequat en funció de la busca.</text:p>
            <text:p text:style-name="P110">Diccionaris en línia.</text:p>
            <text:p text:style-name="P110">Distinció dels matisos de significat que aporten prefixos i sufixos.</text:p>
            <text:p text:style-name="P110">Significat d'arcaismes, neologismes i estrangerismes d'ús freqüent i la seua relació amb el seu equivalent en castellà.</text:p>
            <text:p text:style-name="P147">Frases fetes i relació amb el seu sentit figurat.</text:p>
          </table:table-cell>
          <table:table-cell table:style-name="Taula1.B55" table:number-rows-spanned="2" office:value-type="string">
            <text:p text:style-name="P33"><text:span text:style-name="T10">6tCLL.BL4.2 Utilitzar, amb autonomia, diferents tipus de diccionaris </text:span><text:span text:style-name="T11">en línia</text:span><text:span text:style-name="T10"> i impresos (diccionaris bilingües i pàgines web </text:span><text:span text:style-name="T44">tesaurus</text:span><text:span text:style-name="T10"> per a trobar paraules), per a resoldre dubtes sobre el significat del vocabulari utilitzat en el procés d'interpretació, elaboració i revisió de textos.</text:span></text:p>
          </table:table-cell>
          <table:table-cell table:style-name="Taula1.C55" office:value-type="string">
            <text:p text:style-name="P88"><text:span text:style-name="T46">6tCLL.BL4.2.1 Resol dubtes sobre el significat del vocabulari utilitzat en el procés d'interpretació, elaboració i revisió de textos triant el diccionari adequat en funció de la busca (diccionaris bilingües i pàgines web </text:span><text:span text:style-name="T45">tesaurus</text:span><text:span text:style-name="T46">). </text:span></text:p>
          </table:table-cell>
          <table:table-cell table:style-name="Taula1.D55" office:value-type="string">
            <text:p text:style-name="P120">CAA</text:p>
            <text:p text:style-name="P120"><text:span text:style-name="T51">CD</text:span><text:line-break/>C<text:span text:style-name="T51">AA</text:span></text:p>
          </table:table-cell>
          <table:table-cell table:style-name="Taula1.E55" office:value-type="string">
            <text:p text:style-name="_33__20_competencias"/>
          </table:table-cell>
          <table:table-cell table:style-name="Taula1.F55" office:value-type="string">
            <text:p text:style-name="_33__20_competencias"/>
          </table:table-cell>
          <table:table-cell table:style-name="Taula1.G55" office:value-type="string">
            <text:p text:style-name="_33__20_competencias"/>
          </table:table-cell>
          <table:table-cell table:style-name="Taula1.H55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55" office:value-type="string">
            <text:p text:style-name="P91">6tCLL.BL4.2.2 Amplia el seu vocabulari realitzant inferències del significat de paraules a partir del context, distingint els matisos de significat que aporten prefixos i sufixos i relacionant arcaismes, neologismes i estrangerismes d'ús freqüent amb el seu equivalent en llengua castellana, per a millorar les seues produccions orals i escrites.</text:p>
          </table:table-cell>
          <table:table-cell table:style-name="Taula1.D55" office:value-type="string">
            <text:p text:style-name="P120">CAA</text:p>
            <text:p text:style-name="P120"><text:span text:style-name="T51">CD</text:span><text:line-break/>C<text:span text:style-name="T51">AA</text:span></text:p>
          </table:table-cell>
          <table:table-cell table:style-name="Taula1.E55" office:value-type="string">
            <text:p text:style-name="_33__20_competencias"/>
          </table:table-cell>
          <table:table-cell table:style-name="Taula1.F55" office:value-type="string">
            <text:p text:style-name="_33__20_competencias"/>
          </table:table-cell>
          <table:table-cell table:style-name="Taula1.G55" office:value-type="string">
            <text:p text:style-name="_33__20_competencias"/>
          </table:table-cell>
          <table:table-cell table:style-name="Taula1.H55" office:value-type="string">
            <text:p text:style-name="_33__20_competencias"/>
          </table:table-cell>
        </table:table-row>
        <table:table-row table:style-name="Taula1.1">
          <table:table-cell table:style-name="Taula1.A56" office:value-type="string">
            <text:p text:style-name="P112">Ús d'adverbis, locucions adverbials i pronoms com a substitutius.</text:p>
            <text:p text:style-name="P112">Identificació dels diferents predicats i de les paraules que fan la funció d'atribut.</text:p>
            <text:p text:style-name="P112">Diferenciació entre predicat verbal i nominal.</text:p>
            <text:p text:style-name="P136">Identificació dels complements del predicat <text:soft-page-break/>verbal (CD, CI i CC).</text:p>
          </table:table-cell>
          <table:table-cell table:style-name="Taula1.B56" office:value-type="string">
            <text:p text:style-name="P137">6tCLL.BL4.3 Reconéixer les funcions que realitzen els elements que constituïxen l’oració per a elaborar oracions adequades al nivell, detectant errors i resolent-ne els dubtes de forma reflexiva i dialogada, amb la supervisió d’un adult o col·laborant amb els seus companys. </text:p>
          </table:table-cell>
          <table:table-cell table:style-name="Taula1.C56" office:value-type="string">
            <text:p text:style-name="P141">6tCLL.BL4.3.1 En la comprensió i producció de textos, orals o escrits, identifica les funcions dels elements que constituïxen l'oració (CD, CI, CC i atribut) en diferents tipus d'oracions simples (enunciatives, interrogatives, exclamatives, exhortatives i dubitatives) i els marcadors textuals bàsics que donen cohesió a les produccions.</text:p>
          </table:table-cell>
          <table:table-cell table:style-name="Taula1.D56" office:value-type="string">
            <text:p text:style-name="P120">C<text:span text:style-name="T51">CLI</text:span><text:line-break/>C<text:span text:style-name="T51">AA</text:span></text:p>
          </table:table-cell>
          <table:table-cell table:style-name="Taula1.E56" office:value-type="string">
            <text:p text:style-name="_33__20_competencias"/>
          </table:table-cell>
          <table:table-cell table:style-name="Taula1.F56" office:value-type="string">
            <text:p text:style-name="_33__20_competencias"/>
          </table:table-cell>
          <table:table-cell table:style-name="Taula1.G56" office:value-type="string">
            <text:p text:style-name="_33__20_competencias"/>
          </table:table-cell>
          <table:table-cell table:style-name="Taula1.H56" office:value-type="string">
            <text:p text:style-name="_33__20_competencias"/>
          </table:table-cell>
        </table:table-row>
        <table:table-row table:style-name="Taula1.1">
          <table:table-cell table:style-name="Taula1.A57" office:value-type="string">
            <text:p text:style-name="Standard"/>
          </table:table-cell>
          <table:table-cell table:style-name="Taula1.B57" office:value-type="string">
            <text:p text:style-name="Standard"/>
          </table:table-cell>
          <table:table-cell table:style-name="Taula1.C57" office:value-type="string">
            <text:p text:style-name="P99"><text:span text:style-name="T10">6tCLL.BL4.3.2 Quan interpreta, produïx o revisa textos orals o escrits, detecta i corregix </text:span><text:span text:style-name="T26">per si mateix</text:span><text:span text:style-name="T10"> errors sobre l</text:span><text:span text:style-name="T12">a</text:span><text:span text:style-name="T10"> funci</text:span><text:span text:style-name="T12">ó</text:span><text:span text:style-name="T10"> gramatical i oracional que realitzen els elements que constituïxen </text:span><text:span text:style-name="T12">el </text:span><text:span text:style-name="T26">CD, CI, CC i atribut</text:span><text:span text:style-name="T10"> en diferents tipus d'</text:span><text:span text:style-name="T26">oracions simples</text:span><text:span text:style-name="T10"> i resol els dubtes participant activament en el procés de reflexió individual i col·lectiva. </text:span></text:p>
          </table:table-cell>
          <table:table-cell table:style-name="Taula1.D57" office:value-type="string">
            <text:p text:style-name="P120">C<text:span text:style-name="T51">CLI</text:span><text:line-break/>C<text:span text:style-name="T51">AA</text:span></text:p>
          </table:table-cell>
          <table:table-cell table:style-name="Taula1.E57" office:value-type="string">
            <text:p text:style-name="_33__20_competencias"/>
          </table:table-cell>
          <table:table-cell table:style-name="Taula1.F57" office:value-type="string">
            <text:p text:style-name="_33__20_competencias"/>
          </table:table-cell>
          <table:table-cell table:style-name="Taula1.G57" office:value-type="string">
            <text:p text:style-name="_33__20_competencias"/>
          </table:table-cell>
          <table:table-cell table:style-name="Taula1.H57" office:value-type="string">
            <text:p text:style-name="_33__20_competencias"/>
          </table:table-cell>
        </table:table-row>
        <table:table-row table:style-name="Taula1.1">
          <table:table-cell table:style-name="Taula1.A59" table:number-rows-spanned="2" office:value-type="string">
            <text:p text:style-name="P110">Varietats de la llengua.</text:p>
            <text:p text:style-name="P110">Identificació de les diferents manifestacions del castellà en les diverses comunitats autònomes.</text:p>
            <text:p text:style-name="P110">Identificació d'aspectes socioculturals relacionats amb les diferents llengües.</text:p>
            <text:p text:style-name="P110">Identificació i classificació de diferents marcadors lingüístics de procedència regional.</text:p>
            <text:p text:style-name="P110">Relació de fets de la seua pròpia cultura amb els de cultures diferents.</text:p>
            <text:p text:style-name="P110">Interés per conéixer i per tindre competència en els dos idiomes cooficials de la Comunitat Valenciana.</text:p>
            <text:p text:style-name="P110">Consciència de les variants lingüístiques de les diferents llengües presents en el context social i escolar.</text:p>
            <text:p text:style-name="P110">Actitud positiva davant dels usos de les llengües, evitant qualsevol acte de discriminació.</text:p>
            <text:p text:style-name="P102">Ús d'un llenguatge no discriminatori i respectuós.</text:p>
          </table:table-cell>
          <table:table-cell table:style-name="Taula1.B59" table:number-rows-spanned="2" office:value-type="string">
            <text:p text:style-name="P138">6tCLL.BL4.4 Diferenciar les característiques socioculturals de les llengües d'Espanya i de l'espanyol d'Amèrica, expressant valoració i <text:s/>respecte per la varietat lingüística i pels seus parlants, detectant errors i resolent els dubtes de forma reflexiva i dialogada.</text:p>
          </table:table-cell>
          <table:table-cell table:style-name="Taula1.C64" office:value-type="string">
            <text:p text:style-name="P140"><text:span text:style-name="T10">6tCLL.BL4.4.1 Diferencia les llengües d'Espanya i l'espanyol d'Amèrica a partir de la identificació de les seues característiques socioculturals, en produccions de l'àmbit escolar i social mostrant respecte pels parlants que les utilitzen.</text:span></text:p>
          </table:table-cell>
          <table:table-cell table:style-name="Taula1.D64" office:value-type="string">
            <text:p text:style-name="P132">CCLI</text:p>
            <text:p text:style-name="P131">CSC</text:p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4" office:value-type="string">
            <text:p text:style-name="P83"><text:span text:style-name="T10">6tCLL.BL4.4.2 Diferencia les característiques més significatives de les varietats de la llengua i les reconeix en produccions orals i escrites de l'àmbit escolar i social, mostrant respecte pels parlants i per les varietats que utilitzen.</text:span></text:p>
          </table:table-cell>
          <table:table-cell table:style-name="Taula1.D64" office:value-type="string">
            <text:p text:style-name="P132">CCLI</text:p>
            <text:p text:style-name="P132">CSC</text:p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table-cell table:style-name="Taula1.A61" table:number-rows-spanned="2" office:value-type="string">
            <text:p text:style-name="P58">Perseverança davant de l'esforç, força de voluntat. </text:p>
            <text:p text:style-name="P58">Constància i hàbits de treball. </text:p>
            <text:p text:style-name="P58">Capacitat de concentració. </text:p>
            <text:p text:style-name="P58">Regulació, perseverança, flexibilitat, control de l'ansietat i incertesa i capacitat <text:soft-page-break/>d'automotivació abans, durant i després del procés d'aprenentatge. Resiliència, superació d'obstacles i fracassos. </text:p>
            <text:p text:style-name="P58">Aprenentatge autònom. </text:p>
            <text:p text:style-name="P54">Busca d'orientació o ajuda quan la necessita de forma precisa.</text:p>
          </table:table-cell>
          <table:table-cell table:style-name="Taula1.B61" table:number-rows-spanned="2" office:value-type="string">
            <text:p text:style-name="P34">6tCLL.BL4.5 Interpretar les demandes de les tasques d'aprenentatge, mantindre la concentració mentres les realitza, mostrar perseverança i flexibilitat davant dels reptes i dificultats, esforçant-se i mantenint la calma i la motivació, intentant resoldre els dubtes <text:soft-page-break/>pels seus propis mitjans fent-se preguntes i buscant ajuda si la necessita.</text:p>
          </table:table-cell>
          <table:table-cell table:style-name="Taula1.C64" office:value-type="string">
            <text:p text:style-name="P34">6tCLL.BL4.5.1 Manté la calma davant de les dificultats que se li presenten quan realitza una seqüència d'activitats completa i manté la motivació fins a finalitzar-la.</text:p>
          </table:table-cell>
          <table:table-cell table:style-name="Taula1.D64" office:value-type="string">
            <text:p text:style-name="P132">CAA</text:p>
            <text:p text:style-name="P132">SIEE</text:p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4" office:value-type="string">
            <text:p text:style-name="P34">6tCLL.BL4.5.2 Persevera davant dels reptes i <text:soft-page-break/>dificultats que se li plantegen la realització d'una seqüència d'activitats completa i mostra flexibilitat buscant solucions alternatives.</text:p>
          </table:table-cell>
          <table:table-cell table:style-name="Taula1.D64" office:value-type="string">
            <text:p text:style-name="P132">CAA</text:p>
            <text:p text:style-name="P132"><text:soft-page-break/>SIEE</text:p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table-cell table:style-name="Taula1.A62" table:number-rows-spanned="2" office:value-type="string">
            <text:p text:style-name="P58">Planificació, organització i gestió de projectes individuals o col·lectius. Establiment d'estratègies de supervisió. </text:p>
            <text:p text:style-name="P58">Selecció de la informació tècnica i els materials. Presa de decisions i calibratge d'oportunitats i riscos. </text:p>
            <text:p text:style-name="P58">Aportació de solucions originals als problemes. </text:p>
            <text:p text:style-name="P58">Transformació d'idees en accions. Establiment de criteris per a avaluar el projecte i el producte amb ajuda de guies. Acceptació dels propis errors, i aprendre'n. </text:p>
            <text:p text:style-name="P54">Millora del producte i el procés després de l'avaluació.</text:p>
          </table:table-cell>
          <table:table-cell table:style-name="Taula1.B62" table:number-rows-spanned="2" office:value-type="string">
            <text:p text:style-name="P34">6tCLL.BL4.6 Planificar la realització d'un producte o una tasca establint metes, proposar un pla ordenat d'accions per a aconseguir-les, seleccionar els materials i estimar el temps per a cada pas, adaptant-lo davant dels canvis i imprevistos, avaluar el procés i la qualitat del producte final amb ajuda de guies per a l'observació, detallant les millores realitzades.</text:p>
          </table:table-cell>
          <table:table-cell table:style-name="Taula1.C64" office:value-type="string">
            <text:p text:style-name="P142">6tCLL.BL4.6.1 Estima el temps que requerix cada un dels passos del desenrotllament d'un producte o una tasca prèviament planificada adaptant el cronograma a canvis i imprevistos.</text:p>
          </table:table-cell>
          <table:table-cell table:style-name="Taula1.D64" office:value-type="string">
            <text:p text:style-name="P132">CAA</text:p>
            <text:p text:style-name="P132">SIEE</text:p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3" office:value-type="string">
            <text:p text:style-name="P34">6tCLL.BL4.6.2 Expressa de forma detallada les millores que ha realitzat durant el procés de realització d'un producte o tasca per a aconseguir els resultats especificats en una guia d'observació prèviament acordada de forma individual o col·lectiva. </text:p>
          </table:table-cell>
          <table:table-cell table:style-name="Taula1.D63" office:value-type="string">
            <text:p text:style-name="P132">CAA</text:p>
            <text:p text:style-name="P132">SIEE</text:p>
          </table:table-cell>
          <table:table-cell table:style-name="Taula1.E63" office:value-type="string">
            <text:p text:style-name="_33__20_competencias"/>
          </table:table-cell>
          <table:table-cell table:style-name="Taula1.F63" office:value-type="string">
            <text:p text:style-name="_33__20_competencias"/>
          </table:table-cell>
          <table:table-cell table:style-name="Taula1.G63" office:value-type="string">
            <text:p text:style-name="_33__20_competencias"/>
          </table:table-cell>
          <table:table-cell table:style-name="Taula1.H63" office:value-type="string">
            <text:p text:style-name="_33__20_competencias"/>
          </table:table-cell>
        </table:table-row>
        <table:table-row table:style-name="Taula1.1">
          <table:table-cell table:style-name="Taula1.A67" table:number-rows-spanned="4" office:value-type="string">
            <text:p text:style-name="P62">Aplicació d'estratègies d'aprenentatge cooperatiu i per projectes.</text:p>
            <text:p text:style-name="P72">Desenrotllament de projectes en equip, transformació d'idees en accions. </text:p>
            <text:p text:style-name="P72">Presa de decisions, calibratge d'oportunitats i riscos. </text:p>
            <text:p text:style-name="P72">Busca del sentit del seu treball en una tasca complexa que afecta diversos. </text:p>
            <text:p text:style-name="P72">Entusiasme per les perspectives i els objectius compartits. </text:p>
            <text:p text:style-name="P138">Sensibilitat i comprensió pels punts de vista dels altres. Busca del consens i el suport dels altres.</text:p>
          </table:table-cell>
          <table:table-cell table:style-name="Taula1.B67" table:number-rows-spanned="4" office:value-type="string">
            <text:p text:style-name="P34">6tCLL.BL4.7 Actuar de manera eficaç en equips de treball, participant en la planificació de metes comunes, prenent decisions raonades, responsabilitzant-se del seu rol i la seua tasca, fent propostes valuoses, reconeixent el treball alié i animant els altres membres del grup, utilitzant el diàleg igualitari per a resoldre conflictes i discrepàncies.</text:p>
          </table:table-cell>
          <table:table-cell table:style-name="Taula1.C64" office:value-type="string">
            <text:p text:style-name="P142">6tCLL.BL4.7.1 Participa en la planificació de metes comunes fent propostes valuoses i prenent decisions raonades. </text:p>
          </table:table-cell>
          <table:table-cell table:style-name="Taula1.D64" office:value-type="string">
            <text:p text:style-name="P132">CSC</text:p>
            <text:p text:style-name="P132">CAA</text:p>
            <text:p text:style-name="P132">SIEE</text:p>
          </table:table-cell>
          <table:table-cell table:style-name="Taula1.E64" office:value-type="string">
            <text:p text:style-name="_33__20_competencias"/>
          </table:table-cell>
          <table:table-cell table:style-name="Taula1.F64" office:value-type="string">
            <text:p text:style-name="_33__20_competencias"/>
          </table:table-cell>
          <table:table-cell table:style-name="Taula1.G64" office:value-type="string">
            <text:p text:style-name="_33__20_competencias"/>
          </table:table-cell>
          <table:table-cell table:style-name="Taula1.H64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7" office:value-type="string">
            <text:p text:style-name="P104">6tCLL.BL4.7.2 Participa en diàlegs per a resoldre conflictes interpersonals preguntant adequadament i reformulant el contingut del discurs de l'interlocutor amb un llenguatge respectuós.</text:p>
          </table:table-cell>
          <table:table-cell table:style-name="Taula1.D67" office:value-type="string">
            <text:p text:style-name="P132">CSC</text:p>
            <text:p text:style-name="P132"/>
          </table:table-cell>
          <table:table-cell table:style-name="Taula1.E67" office:value-type="string">
            <text:p text:style-name="_33__20_competencias"/>
          </table:table-cell>
          <table:table-cell table:style-name="Taula1.F67" office:value-type="string">
            <text:p text:style-name="_33__20_competencias"/>
          </table:table-cell>
          <table:table-cell table:style-name="Taula1.G67" office:value-type="string">
            <text:p text:style-name="_33__20_competencias"/>
          </table:table-cell>
          <table:table-cell table:style-name="Taula1.H6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7" office:value-type="string">
            <text:p text:style-name="P48">6tCLL.BL4.7.3 Utilitza el diàleg igualitari per a resoldre conflictes habituals respectant els punts de vista dels altres en les situacions que així ho requerisquen incorporant les intervencions alienes i mantenint la calma davant dels obstacles i malentesos.</text:p>
          </table:table-cell>
          <table:table-cell table:style-name="Taula1.D67" office:value-type="string">
            <text:p text:style-name="P132">CSC</text:p>
            <text:p text:style-name="P132">CAA</text:p>
            <text:p text:style-name="P132">SIEE</text:p>
          </table:table-cell>
          <table:table-cell table:style-name="Taula1.E67" office:value-type="string">
            <text:p text:style-name="_33__20_competencias"/>
          </table:table-cell>
          <table:table-cell table:style-name="Taula1.F67" office:value-type="string">
            <text:p text:style-name="_33__20_competencias"/>
          </table:table-cell>
          <table:table-cell table:style-name="Taula1.G67" office:value-type="string">
            <text:p text:style-name="_33__20_competencias"/>
          </table:table-cell>
          <table:table-cell table:style-name="Taula1.H67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7" office:value-type="string">
            <text:p text:style-name="P48">6tCLL.BL4.7.4 Anima els altres membres del seu grup i reconeix el treball que realitzen dins de l'equip.</text:p>
          </table:table-cell>
          <table:table-cell table:style-name="Taula1.D67" office:value-type="string">
            <text:p text:style-name="P132">CSC</text:p>
            <text:p text:style-name="P132"/>
          </table:table-cell>
          <table:table-cell table:style-name="Taula1.E67" office:value-type="string">
            <text:p text:style-name="_33__20_competencias"/>
          </table:table-cell>
          <table:table-cell table:style-name="Taula1.F67" office:value-type="string">
            <text:p text:style-name="_33__20_competencias"/>
          </table:table-cell>
          <table:table-cell table:style-name="Taula1.G67" office:value-type="string">
            <text:p text:style-name="_33__20_competencias"/>
          </table:table-cell>
          <table:table-cell table:style-name="Taula1.H67" office:value-type="string">
            <text:p text:style-name="_33__20_competencias"/>
          </table:table-cell>
        </table:table-row>
        <table:table-row table:style-name="Taula1.1">
          <table:table-cell table:style-name="Taula1.A68" table:number-rows-spanned="2" office:value-type="string">
            <text:p text:style-name="P75">Ús de les ferramentes més comunes de les <text:soft-page-break/>TIC per a conversar amb la resta del grup amb la finalitat de planificar el treball, aportar idees constructives pròpies, comprendre les idees alienes, etc., compartir informació i recursos i construir un producte o meta col·lectius.</text:p>
            <text:p text:style-name="P76">Bones formes de conducta: guarda el torn de paraula, es dirigix al receptor amb respecte, pondera el seu temps de parla, cuida la seua privacitat i intimitat, etc.</text:p>
            <text:p text:style-name="P76">Maneres de previndre i denunciar les males formes de conducta com el ciberassetjament o la discriminació per gènere o cultura.</text:p>
            <text:p text:style-name="P45">Exposició d'idees i opinions per mitjà de les ferramentes de comunicació més comuna amb dispositius de les TIC (correu electrònic, xat, videoconferència, missatgeria instantània, telefonia, etc.).</text:p>
            <text:p text:style-name="P45">Ús dels recursos i activitats més comunes d'un entorn virtual d'aprenentatge: descàrrega i pujada de continguts digitals, discussió en fòrums, edició conjunta de continguts.</text:p>
            <text:p text:style-name="P145">Gestió de la identitat digital i la privacitat en les ferramentes de comunicació de les TIC i entorns virtuals d'aprenentatge.</text:p>
          </table:table-cell>
          <table:table-cell table:style-name="Taula1.B68" table:number-rows-spanned="2" office:value-type="string">
            <text:p text:style-name="P46"><text:span text:style-name="T5">6tCLL.</text:span><text:span text:style-name="T8">BL4.8 </text:span><text:span text:style-name="T38">Participar en equips de treball per a </text:span><text:soft-page-break/><text:span text:style-name="T38">construir un producte o tasca col·lectiva, compartint informació i continguts digitals de forma oral o escrita, amb un llenguatge no discriminatori, utilitzant ferramentes de comunicació TIC i entorns virtuals d’aprenentatge. Aplicar bones formes de conducta en la comunicació i previndre, denunciar i protegir a altres de les males pràctiques com el ciberassetjament. </text:span></text:p>
          </table:table-cell>
          <table:table-cell table:style-name="Taula1.C68" office:value-type="string">
            <text:p text:style-name="P49">6tCLL.BL4.8.1 Participa en equips de treball per a <text:soft-page-break/>construir un producte o tasca col·lectiva, compartint informació i continguts digitals de forma oral o escrita utilitzant ferramentes de comunicació TIC i entorns virtuals d'aprenentatge (descàrrega i pujada de continguts digitals i discussió en fòrums i edició conjunta de continguts). </text:p>
          </table:table-cell>
          <table:table-cell table:style-name="Taula1.D68" office:value-type="string">
            <text:p text:style-name="P132">CCLI</text:p>
            <text:p text:style-name="P132"><text:soft-page-break/>CD</text:p>
            <text:p text:style-name="P132">CSC</text:p>
          </table:table-cell>
          <table:table-cell table:style-name="Taula1.E68" office:value-type="string">
            <text:p text:style-name="_33__20_competencias"/>
          </table:table-cell>
          <table:table-cell table:style-name="Taula1.F68" office:value-type="string">
            <text:p text:style-name="_33__20_competencias"/>
          </table:table-cell>
          <table:table-cell table:style-name="Taula1.G68" office:value-type="string">
            <text:p text:style-name="_33__20_competencias"/>
          </table:table-cell>
          <table:table-cell table:style-name="Taula1.H68" office:value-type="string">
            <text:p text:style-name="_33__20_competencias"/>
          </table:table-cell>
        </table:table-row>
        <table:table-row table:style-name="Taula1.1">
          <table:covered-table-cell/>
          <table:covered-table-cell/>
          <table:table-cell table:style-name="Taula1.C69" office:value-type="string">
            <text:p text:style-name="P150">6tCLL.BL4.8.2 Participa en equips de treball per a construir un producte o tasca col·lectiva protegint altres de les males pràctiques (ciberassetjament o discriminació per gènere o cultura).</text:p>
          </table:table-cell>
          <table:table-cell table:style-name="Taula1.D69" office:value-type="string">
            <text:p text:style-name="P132">CCLI</text:p>
            <text:p text:style-name="P132">CD</text:p>
            <text:p text:style-name="P132">CSC</text:p>
          </table:table-cell>
          <table:table-cell table:style-name="Taula1.E69" office:value-type="string">
            <text:p text:style-name="_33__20_competencias"/>
          </table:table-cell>
          <table:table-cell table:style-name="Taula1.F69" office:value-type="string">
            <text:p text:style-name="_33__20_competencias"/>
          </table:table-cell>
          <table:table-cell table:style-name="Taula1.G69" office:value-type="string">
            <text:p text:style-name="_33__20_competencias"/>
          </table:table-cell>
          <table:table-cell table:style-name="Taula1.H69" office:value-type="string">
            <text:p text:style-name="_33__20_competencias"/>
          </table:table-cell>
        </table:table-row>
        <table:table-row table:style-name="Taula1.1">
          <table:table-cell table:style-name="Taula1.A2" table:number-columns-spanned="8" office:value-type="string">
            <text:p text:style-name="P23"><text:span text:style-name="T19">B</text:span><text:span text:style-name="T18">LOC 5. EDUCACIÓ LITERÀRI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71" office:value-type="string">
            <text:p text:style-name="P25">CONTINGUTS</text:p>
          </table:table-cell>
          <table:table-cell table:style-name="Taula1.B71" office:value-type="string">
            <text:p text:style-name="_33__20_gris">CRITERIS D’AVALUACIÓ</text:p>
          </table:table-cell>
          <table:table-cell table:style-name="Taula1.C75" office:value-type="string">
            <text:p text:style-name="_33__20_gris">INDICADORS D’ÈXIT</text:p>
          </table:table-cell>
          <table:table-cell table:style-name="Taula1.D75" office:value-type="string">
            <text:p text:style-name="_33__20_gris">CCLV</text:p>
          </table:table-cell>
          <table:table-cell table:style-name="Taula1.E75" office:value-type="string">
            <text:p text:style-name="P26">1<text:span text:style-name="T17">r</text:span> T</text:p>
          </table:table-cell>
          <table:table-cell table:style-name="Taula1.F75" office:value-type="string">
            <text:p text:style-name="P26">2<text:span text:style-name="T17">n</text:span> T</text:p>
          </table:table-cell>
          <table:table-cell table:style-name="Taula1.G75" office:value-type="string">
            <text:p text:style-name="P26">3<text:span text:style-name="T17">r</text:span> T</text:p>
          </table:table-cell>
          <table:table-cell table:style-name="Taula1.H75" office:value-type="string">
            <text:p text:style-name="P26">FIN</text:p>
          </table:table-cell>
        </table:table-row>
        <table:table-row table:style-name="Taula1.1">
          <table:table-cell table:style-name="Taula1.A75" table:number-rows-spanned="5" office:value-type="string">
            <text:p text:style-name="P111">Identificació de les referències al narrador, als personatges (principals i secundaris), a l'espai i al temps en biografies i autobiografies.</text:p>
            <text:p text:style-name="P111">Identificació d'estrofes en poemes recitats.</text:p>
            <text:p text:style-name="P111">Identificació de la situació espaciotemporal en obres teatrals llegides o dramatitzades.</text:p>
            <text:p text:style-name="P103">Reflexió sobre la identificació de qualsevol <text:soft-page-break/>dels elements anteriors realitzada per un mateix o pels companys.</text:p>
          </table:table-cell>
          <table:table-cell table:style-name="Taula1.B75" table:number-rows-spanned="5" office:value-type="string">
            <text:p text:style-name="P139">6tCLL.BL5.1 Identificar, utilitzant expressions específiques de la terminologia literària, els elements bàsics de la biografia i l'autobiografia, les característiques formals dels textos poètics i teatrals, i alguns recursos retòrics quan apareixen <text:span text:style-name="T47">en </text:span>textos literaris mentres participa en activitats de lectura, audició col·lectiva, recita<text:span text:style-name="T48">t</text:span> i dramatització.</text:p>
          </table:table-cell>
          <table:table-cell table:style-name="Taula1.C75" office:value-type="string">
            <text:p text:style-name="P100"><text:span text:style-name="T10">6tCLL.BL5.1.1 Identifica, </text:span><text:span text:style-name="T31">utilitzant expressions específiques</text:span><text:span text:style-name="T10"> de la terminologia literària, les característiques de la biografia i l'autobiografia quan apareixen textos literaris mentres participa en activitats de lectura o audició col·lectiva. </text:span></text:p>
          </table:table-cell>
          <table:table-cell table:style-name="Taula1.D75" office:value-type="string">
            <text:p text:style-name="P132">CCLI</text:p>
            <text:p text:style-name="P144">CEC</text:p>
          </table:table-cell>
          <table:table-cell table:style-name="Taula1.E75" office:value-type="string">
            <text:p text:style-name="P27"/>
          </table:table-cell>
          <table:table-cell table:style-name="Taula1.F75" office:value-type="string">
            <text:p text:style-name="P27"/>
          </table:table-cell>
          <table:table-cell table:style-name="Taula1.G75" office:value-type="string">
            <text:p text:style-name="P27"/>
          </table:table-cell>
          <table:table-cell table:style-name="Taula1.H75" office:value-type="string">
            <text:p text:style-name="P27"/>
          </table:table-cell>
        </table:table-row>
        <table:table-row table:style-name="Taula1.1">
          <table:covered-table-cell/>
          <table:covered-table-cell/>
          <table:table-cell table:style-name="Taula1.C75" office:value-type="string">
            <text:p text:style-name="P106">6tCLL.BL5.1.2 Identifica i anomena, utilitzant expressions específiques de la terminologia literària, els elements bàsics (narrador, personatges principals i secundaris, espai i temps) de biografies i <text:soft-page-break/>autobiografies amb presència habitual <text:span text:style-name="T49">en </text:span>l'entorn social, sempre que apareguen de manera explícita.</text:p>
          </table:table-cell>
          <table:table-cell table:style-name="Taula1.D75" office:value-type="string">
            <text:p text:style-name="P132">CCLI</text:p>
            <text:p text:style-name="P144">CEC</text:p>
          </table:table-cell>
          <table:table-cell table:style-name="Taula1.E75" office:value-type="string">
            <text:p text:style-name="P27"/>
          </table:table-cell>
          <table:table-cell table:style-name="Taula1.F75" office:value-type="string">
            <text:p text:style-name="P27"/>
          </table:table-cell>
          <table:table-cell table:style-name="Taula1.G75" office:value-type="string">
            <text:p text:style-name="P27"/>
          </table:table-cell>
          <table:table-cell table:style-name="Taula1.H75" office:value-type="string">
            <text:p text:style-name="P27"/>
          </table:table-cell>
        </table:table-row>
        <table:table-row table:style-name="Taula1.1">
          <table:covered-table-cell/>
          <table:covered-table-cell/>
          <table:table-cell table:style-name="Taula1.C75" office:value-type="string">
            <text:p text:style-name="P100"><text:span text:style-name="T10">6tCLL.BL5.1.3 Identifica i </text:span><text:span text:style-name="T31">anomena</text:span><text:span text:style-name="T10">, utilitzant</text:span><text:span text:style-name="T31"> expressions específiques</text:span><text:span text:style-name="T10"> de la terminologia literària, tots els elements constitutius de poemes i cançons (rima, ritme, mesura de vers i estrofes) amb presència habitual en l'entorn social.</text:span></text:p>
          </table:table-cell>
          <table:table-cell table:style-name="Taula1.D75" office:value-type="string">
            <text:p text:style-name="P132">CCLI</text:p>
            <text:p text:style-name="P144">CEC</text:p>
          </table:table-cell>
          <table:table-cell table:style-name="Taula1.E75" office:value-type="string">
            <text:p text:style-name="P27"/>
          </table:table-cell>
          <table:table-cell table:style-name="Taula1.F75" office:value-type="string">
            <text:p text:style-name="P27"/>
          </table:table-cell>
          <table:table-cell table:style-name="Taula1.G75" office:value-type="string">
            <text:p text:style-name="P27"/>
          </table:table-cell>
          <table:table-cell table:style-name="Taula1.H75" office:value-type="string">
            <text:p text:style-name="P27"/>
          </table:table-cell>
        </table:table-row>
        <table:table-row table:style-name="Taula1.1">
          <table:covered-table-cell/>
          <table:covered-table-cell/>
          <table:table-cell table:style-name="Taula1.C75" office:value-type="string">
            <text:p text:style-name="P100"><text:span text:style-name="T10">6tCLL.BL5.1.4 Identifica, </text:span><text:span text:style-name="T31">utilitzant expressions específiques</text:span><text:span text:style-name="T10"> de la terminologia literària, els elements constitutius de textos teatrals (diàlegs i acotacions, actes i escenes, referències espaciotemporals) amb presència habitual en l'entorn social, quan apareixen de manera explícita o implícita.</text:span></text:p>
          </table:table-cell>
          <table:table-cell table:style-name="Taula1.D75" office:value-type="string">
            <text:p text:style-name="P132">CCLI</text:p>
            <text:p text:style-name="P144">CEC</text:p>
          </table:table-cell>
          <table:table-cell table:style-name="Taula1.E75" office:value-type="string">
            <text:p text:style-name="P27"/>
          </table:table-cell>
          <table:table-cell table:style-name="Taula1.F75" office:value-type="string">
            <text:p text:style-name="P27"/>
          </table:table-cell>
          <table:table-cell table:style-name="Taula1.G75" office:value-type="string">
            <text:p text:style-name="P27"/>
          </table:table-cell>
          <table:table-cell table:style-name="Taula1.H75" office:value-type="string">
            <text:p text:style-name="P27"/>
          </table:table-cell>
        </table:table-row>
        <table:table-row table:style-name="Taula1.1">
          <table:covered-table-cell/>
          <table:covered-table-cell/>
          <table:table-cell table:style-name="Taula1.C76" office:value-type="string">
            <text:p text:style-name="P100"><text:span text:style-name="T10">6t</text:span><text:span text:style-name="T13">CLL.</text:span><text:span text:style-name="T10">BL5.1.</text:span><text:span text:style-name="T14">5</text:span><text:span text:style-name="T10"> Identifica, </text:span><text:span text:style-name="T31">utilitzant expressions específiques</text:span><text:span text:style-name="T10"> de la terminologia literària, la metàfora, la metonímia i l'hipèrbaton quan apareixen textos amb presència <text:s/>habitual en l'entorn social.</text:span></text:p>
          </table:table-cell>
          <table:table-cell table:style-name="Taula1.D76" office:value-type="string">
            <text:p text:style-name="P132">CCLI</text:p>
            <text:p text:style-name="P144">CEC</text:p>
          </table:table-cell>
          <table:table-cell table:style-name="Taula1.E76" office:value-type="string">
            <text:p text:style-name="P27"/>
          </table:table-cell>
          <table:table-cell table:style-name="Taula1.F76" office:value-type="string">
            <text:p text:style-name="P27"/>
          </table:table-cell>
          <table:table-cell table:style-name="Taula1.G76" office:value-type="string">
            <text:p text:style-name="P27"/>
          </table:table-cell>
          <table:table-cell table:style-name="Taula1.H76" office:value-type="string">
            <text:p text:style-name="P27"/>
          </table:table-cell>
        </table:table-row>
        <table:table-row table:style-name="Taula1.1">
          <table:table-cell table:style-name="Taula1.A77" table:number-rows-spanned="2" office:value-type="string">
            <text:p text:style-name="P111">Ús de les estratègies necessàries, individualment o en equip, d'escolta activa i lectura dialogada, comentada o dramatitzada, <text:span text:style-name="T50">a</text:span>l centre o en altres contextos socials, de fragments o obres de la literatura universal, adaptades a l'edat, presentades en formats i suports diversos, per a obtindre informació sobre elements com el medi ambient, la climatologia, la geografia o la història, entre altres, de l'entorn més pròxim i d'altres països i civilitzacions.</text:p>
            <text:p text:style-name="P139">Registre en diversos mitjans de la informació obtinguda per a utilitzar-la posteriorment amb fins acadèmics. Reflexió sobre la validesa de la informació recopilada per un mateix o pels altres, en el marc d'activitats grupals o individuals.</text:p>
          </table:table-cell>
          <table:table-cell table:style-name="Taula1.B77" table:number-rows-spanned="2" office:value-type="string">
            <text:p text:style-name="P139">6tCLL.BL5.2 Buscar, seleccionar i emmagatzemar digitalment informació de fonts diverses sobre l'entorn social i cultural i altres civilitzacions a través de la lectura o audició reflexiva de fragments i obres completes, tant clàssics com actuals, dels gèneres i subgèneres adequats al nivell educatiu per a ampliar els seus coneixements i utilitzar-la en les tasques d'aprenentatge, contrastant la informació i donant compte de les referències bibliogràfiques.</text:p>
          </table:table-cell>
          <table:table-cell table:style-name="Taula1.C77" office:value-type="string">
            <text:p text:style-name="P139"><text:span text:style-name="T10">6tCLL.BL5.2.1 Busca, selecciona i emmagatzema</text:span><text:span text:style-name="T15"> informació de mitjans digitals</text:span><text:span text:style-name="T10"> sobre l'entorn social i cultural i altres civilitzacions a través de la lectura o audició reflexiva de fragments i obres completes, tant clàssics com actuals, dels gèneres i subgèneres adequats al nivell educatiu, per a ampliar els seus coneixements i utilitzar-la en les tasques d'aprenentatge.</text:span></text:p>
          </table:table-cell>
          <table:table-cell table:style-name="Taula1.D77" office:value-type="string">
            <text:p text:style-name="P132">CD</text:p>
            <text:p text:style-name="P132">CAA</text:p>
            <text:p text:style-name="P132">CEC</text:p>
          </table:table-cell>
          <table:table-cell table:style-name="Taula1.E77" office:value-type="string">
            <text:p text:style-name="P27"/>
          </table:table-cell>
          <table:table-cell table:style-name="Taula1.F77" office:value-type="string">
            <text:p text:style-name="P27"/>
          </table:table-cell>
          <table:table-cell table:style-name="Taula1.G77" office:value-type="string">
            <text:p text:style-name="P27"/>
          </table:table-cell>
          <table:table-cell table:style-name="Taula1.H77" office:value-type="string">
            <text:p text:style-name="P27"/>
          </table:table-cell>
        </table:table-row>
        <table:table-row table:style-name="Taula1.1">
          <table:covered-table-cell/>
          <table:covered-table-cell/>
          <table:table-cell table:style-name="Taula1.C78" office:value-type="string">
            <text:p text:style-name="P100"><text:span text:style-name="T10">6tCLL.BL5.2.</text:span><text:span text:style-name="T16">2</text:span><text:span text:style-name="T10"> Utilitza de manera responsable ferramentes de busca de visualització digital i entorns virtuals, contrastant la informació en diverses fonts i donant compte de les referències bibliogràfiques i de bibliografia web <text:s/>(autor, editorial, enllaç, etc.). </text:span></text:p>
          </table:table-cell>
          <table:table-cell table:style-name="Taula1.D78" office:value-type="string">
            <text:p text:style-name="P132">C<text:span text:style-name="T51">D</text:span></text:p>
          </table:table-cell>
          <table:table-cell table:style-name="Taula1.E78" office:value-type="string">
            <text:p text:style-name="P27"/>
          </table:table-cell>
          <table:table-cell table:style-name="Taula1.F78" office:value-type="string">
            <text:p text:style-name="P27"/>
          </table:table-cell>
          <table:table-cell table:style-name="Taula1.G78" office:value-type="string">
            <text:p text:style-name="P27"/>
          </table:table-cell>
          <table:table-cell table:style-name="Taula1.H78" office:value-type="string">
            <text:p text:style-name="P27"/>
          </table:table-cell>
        </table:table-row>
        <table:table-row table:style-name="Taula1.1">
          <table:table-cell table:style-name="Taula1.A81" table:number-rows-spanned="3" office:value-type="string">
            <text:p text:style-name="P111">Elaboració de textos propis (orals, escrits o <text:soft-page-break/>multimodals), sobre temàtiques diverses relacionades amb l'entorn més pròxim o amb altres civilitzacions, utilitzant, entre altres fonts, la informació registrada després de l'escolta activa o la lectura d'obres de la literatura universal.</text:p>
            <text:p text:style-name="P111">Elaboració, de forma individual, de relats i poemes amb elements fantàstics o imaginaris i amb ús de recursos retòrics adequats a l'edat, per a mostrar-los en l'àmbit escolar o social en diferents suports i mitjans.</text:p>
            <text:p text:style-name="P111">Elaboració, de forma col·lectiva, d'obres teatrals, originals o adaptades, amb usos d'elements fantàstics o imaginaris, si és necessari, per a mostrar-les en l'àmbit escolar o social, en diferents suports.</text:p>
            <text:p text:style-name="P111">Teatralització de textos narratius en l'àmbit escolar i social.</text:p>
            <text:p text:style-name="P139">Selecció raonada de les produccions a incloure en el portfolio.</text:p>
          </table:table-cell>
          <table:table-cell table:style-name="Taula1.B81" table:number-rows-spanned="3" office:value-type="string">
            <text:p text:style-name="P139">6tCLL.BL5.3 Escriure amb sentit estètic i creativitat, <text:soft-page-break/>de manera autònoma o col·laborativa, narracions i obres de teatre originals i versemblants i poemes o cançons, utilitzant els recursos retòrics i mètrics del nivell educatiu, en les distintes fases de creació textual.</text:p>
          </table:table-cell>
          <table:table-cell table:style-name="Taula1.C82" office:value-type="string">
            <text:p text:style-name="P101"><text:span text:style-name="T10">6tCLL.BL5.3.1 Escriu amb sentit estètic i creativitat i </text:span><text:soft-page-break/><text:span text:style-name="T10">de manera autònoma o col·laborativa, contes, microrelats i narracions de ficció originals i versemblants utilitzant adequadament les estratègies de producció oral i escrita i els recursos retòrics adequats al nivell seguint amb supervisió les distintes fases de la creació textual.</text:span></text:p>
          </table:table-cell>
          <table:table-cell table:style-name="Taula1.D82" office:value-type="string">
            <text:p text:style-name="P132">CCLI</text:p>
            <text:p text:style-name="P132"><text:soft-page-break/>CEC</text:p>
            <text:p text:style-name="P144">SIEE</text:p>
          </table:table-cell>
          <table:table-cell table:style-name="Taula1.E82" office:value-type="string">
            <text:p text:style-name="P27"/>
          </table:table-cell>
          <table:table-cell table:style-name="Taula1.F82" office:value-type="string">
            <text:p text:style-name="P27"/>
          </table:table-cell>
          <table:table-cell table:style-name="Taula1.G82" office:value-type="string">
            <text:p text:style-name="P27"/>
          </table:table-cell>
          <table:table-cell table:style-name="Taula1.H82" office:value-type="string">
            <text:p text:style-name="P27"/>
          </table:table-cell>
        </table:table-row>
        <table:table-row table:style-name="Taula1.1">
          <table:covered-table-cell/>
          <table:covered-table-cell/>
          <table:table-cell table:style-name="Taula1.C82" office:value-type="string">
            <text:p text:style-name="P101"><text:span text:style-name="T10">6tCLL.BL5.3.2 Escriu amb sentit estètic i creativitat i d</text:span><text:span text:style-name="T31">e manera autònoma o col·laborativa,</text:span><text:span text:style-name="T10"> poemes i cançons originals, utilitzant adequadament les estratègies de producció escrita i els recursos retòrics i mètrics adequats al nivell seguint amb supervisió les distintes fases de la creació textual.</text:span></text:p>
          </table:table-cell>
          <table:table-cell table:style-name="Taula1.D82" office:value-type="string">
            <text:p text:style-name="P132">CCLI</text:p>
            <text:p text:style-name="P132">CEC</text:p>
            <text:p text:style-name="P144">SIEE</text:p>
          </table:table-cell>
          <table:table-cell table:style-name="Taula1.E82" office:value-type="string">
            <text:p text:style-name="P27"/>
          </table:table-cell>
          <table:table-cell table:style-name="Taula1.F82" office:value-type="string">
            <text:p text:style-name="P27"/>
          </table:table-cell>
          <table:table-cell table:style-name="Taula1.G82" office:value-type="string">
            <text:p text:style-name="P27"/>
          </table:table-cell>
          <table:table-cell table:style-name="Taula1.H82" office:value-type="string">
            <text:p text:style-name="P27"/>
          </table:table-cell>
        </table:table-row>
        <table:table-row table:style-name="Taula1.1">
          <table:covered-table-cell/>
          <table:covered-table-cell/>
          <table:table-cell table:style-name="Taula1.C82" office:value-type="string">
            <text:p text:style-name="P101"><text:span text:style-name="T10">6tCLL.BL5.3.3 Escriu amb sentit estètic i creativitat i </text:span><text:span text:style-name="T31">de manera autònoma o col·laborativa,</text:span><text:span text:style-name="T10"> obres de teatre originals i versemblants, utilitzant adequadament les estratègies de producció escrita i els recursos retòrics i mètrics adequats al nivell seguint amb supervisió les distintes fases de la creació textual.</text:span></text:p>
          </table:table-cell>
          <table:table-cell table:style-name="Taula1.D82" office:value-type="string">
            <text:p text:style-name="P132">CCLI</text:p>
            <text:p text:style-name="P132">CEC</text:p>
            <text:p text:style-name="P144">SIEE</text:p>
          </table:table-cell>
          <table:table-cell table:style-name="Taula1.E82" office:value-type="string">
            <text:p text:style-name="P27"/>
          </table:table-cell>
          <table:table-cell table:style-name="Taula1.F82" office:value-type="string">
            <text:p text:style-name="P27"/>
          </table:table-cell>
          <table:table-cell table:style-name="Taula1.G82" office:value-type="string">
            <text:p text:style-name="P27"/>
          </table:table-cell>
          <table:table-cell table:style-name="Taula1.H82" office:value-type="string">
            <text:p text:style-name="P27"/>
          </table:table-cell>
        </table:table-row>
        <table:table-row table:style-name="Taula1.1">
          <table:table-cell table:style-name="Taula1.A82" office:value-type="string">
            <text:p text:style-name="P111">Dramatització de textos literaris adaptats i adequats al nivell.</text:p>
            <text:p text:style-name="P111">Dramatització de textos no literaris com a diàlegs, problemes, anuncis, conversacions sobre temes d'interés per a l'alumnat.</text:p>
            <text:p text:style-name="P111">Representació de textos teatrals i improvisacions. </text:p>
            <text:p text:style-name="P111">Anàlisi de les característiques expressives, elements i estructura dels textos dramàtics i teatrals i relació amb altres gèneres com el cine o la televisió.</text:p>
            <text:p text:style-name="P111">Ús de les tècniques teatrals, possibilitats expressives lingüístiques i no lingüístiques, el sentit estètic i la creativitat en improvisacions, dramatitzacions i <text:soft-page-break/>representacions teatrals de textos propis (creats individualment o en grup) com ara imitar formes variades de parlar, sorolls de l'entorn (trencar vidre, picar a la porta, xafades, etc.), ús de maquillatge, màscares, etc.</text:p>
            <text:p text:style-name="P111">Autoavaluació de les dramatitzacions pròpies i coavaluació de les dramatitzacions dels companys de classe amb responsabilitat i respectant els criteris prèviament acordats.</text:p>
          </table:table-cell>
          <table:table-cell table:style-name="Taula1.B82" office:value-type="string">
            <text:p text:style-name="P139">6tCLL.BL5.4 Participar en produccions col·lectives realitzant dramatitzacions, representacions i improvisacions de textos literaris i no literaris adequats al nivell, així com de textos propis, aplicant amb correcció, creativitat i sentit estètic les estratègies de comunicació oral i les tècniques expressives i teatrals apreses.</text:p>
          </table:table-cell>
          <table:table-cell table:style-name="Taula1.C82" office:value-type="string">
            <text:p text:style-name="P105">6tCLL.BL5.4.1 Col·labora en l'organització de produccions col·lectives fent propostes i assumint responsabilitats en el desenrotllament d'algunes activitats.</text:p>
          </table:table-cell>
          <table:table-cell table:style-name="Taula1.D82" office:value-type="string">
            <text:p text:style-name="P132">CCLI</text:p>
            <text:p text:style-name="P132">CEC</text:p>
            <text:p text:style-name="P144">SIEE</text:p>
          </table:table-cell>
          <table:table-cell table:style-name="Taula1.E82" office:value-type="string">
            <text:p text:style-name="P27"/>
          </table:table-cell>
          <table:table-cell table:style-name="Taula1.F82" office:value-type="string">
            <text:p text:style-name="P27"/>
          </table:table-cell>
          <table:table-cell table:style-name="Taula1.G82" office:value-type="string">
            <text:p text:style-name="P27"/>
          </table:table-cell>
          <table:table-cell table:style-name="Taula1.H82" office:value-type="string">
            <text:p text:style-name="P27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3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4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loext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2" fo:font-family="Calibri" style:font-family-generic="roman" style:font-pitch="variable" fo:font-size="11pt" fo:language="ca" fo:country="ES" fo:font-weight="bold" style:letter-kerning="true" style:font-name-asian="Calibri4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loext:contextual-spacing="false" style:line-height-at-least="0.353cm" fo:text-align="start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fo:font-weight="bold" style:letter-kerning="true" style:font-name-asian="Calibri4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2" fo:font-family="Calibri" style:font-family-generic="roman" style:font-pitch="variable" fo:font-size="9pt" fo:language="ca" fo:country="ES" style:letter-kerning="true" style:font-name-asian="Calibri3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loext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loext:contextual-spacing="false" fo:text-align="start" style:justify-single-word="false" fo:orphans="0" fo:widows="0" fo:text-indent="0cm" style:auto-text-indent="false" style:writing-mode="lr-tb"/>
      <style:text-properties fo:color="#000000" style:font-name="Calibri2" fo:font-family="Calibri" style:font-family-generic="roman" style:font-pitch="variable" fo:font-size="9pt" fo:language="es" fo:country="ES" style:font-name-asian="Calibri4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loext:contextual-spacing="false" fo:text-align="center" style:justify-single-word="false" fo:orphans="0" fo:widows="0"/>
      <style:text-properties fo:color="#000000" style:font-name="Calibri2" fo:font-family="Calibri" style:font-family-generic="roman" style:font-pitch="variable" fo:font-size="12pt" fo:language="ca" fo:country="ES" fo:font-weight="bold" style:letter-kerning="true" style:font-name-asian="Calibri4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loext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loext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2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107.3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14</text:page-number></text:span><text:span text:style-name="MT1">/</text:span><text:span text:style-name="MT1"><text:page-count>15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14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7-10-09T13:27:29.048607871</dc:date>
    <meta:editing-cycles>228</meta:editing-cycles>
    <meta:editing-duration>P1DT13H57M31S</meta:editing-duration>
    <meta:generator>LibreOffice/5.1.6.2$Linux_X86_64 LibreOffice_project/10m0$Build-2</meta:generator>
    <meta:document-statistic meta:table-count="1" meta:image-count="0" meta:object-count="0" meta:page-count="15" meta:paragraph-count="423" meta:word-count="5789" meta:character-count="40798" meta:non-whitespace-character-count="35346"/>
  </office:meta>
</office:document-meta>
</file>